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209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7374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3717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3709in"/>
    </style:style>
    <style:style style:name="co8" style:family="table-column">
      <style:table-column-properties fo:break-before="auto" style:column-width="1.4071in"/>
    </style:style>
    <style:style style:name="co9" style:family="table-column">
      <style:table-column-properties fo:break-before="auto" style:column-width="0.2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ergy_consump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time_s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z_m</text:p>
          </table:table-cell>
          <table:table-cell office:value-type="string" calcext:value-type="string">
            <text:p>initial_energy_J</text:p>
          </table:table-cell>
          <table:table-cell office:value-type="string" calcext:value-type="string">
            <text:p>remaining_energy_J</text:p>
          </table:table-cell>
          <table:table-cell office:value-type="string" calcext:value-type="string">
            <text:p>consumed_energy_J</text:p>
          </table:table-cell>
          <table:table-cell office:value-type="string" calcext:value-type="string">
            <text:p>sf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8" calcext:value-type="float">
            <text:p>9999.768</text:p>
          </table:table-cell>
          <table:table-cell office:value-type="float" office:value="0.232" calcext:value-type="float">
            <text:p>0.2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54" calcext:value-type="float">
            <text:p>9999.354</text:p>
          </table:table-cell>
          <table:table-cell office:value-type="float" office:value="0.646" calcext:value-type="float">
            <text:p>0.6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31" calcext:value-type="float">
            <text:p>9999.331</text:p>
          </table:table-cell>
          <table:table-cell office:value-type="float" office:value="0.669" calcext:value-type="float">
            <text:p>0.6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76" calcext:value-type="float">
            <text:p>9999.376</text:p>
          </table:table-cell>
          <table:table-cell office:value-type="float" office:value="0.624" calcext:value-type="float">
            <text:p>0.6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58" calcext:value-type="float">
            <text:p>9999.258</text:p>
          </table:table-cell>
          <table:table-cell office:value-type="float" office:value="0.742" calcext:value-type="float">
            <text:p>0.7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23" calcext:value-type="float">
            <text:p>9999.723</text:p>
          </table:table-cell>
          <table:table-cell office:value-type="float" office:value="0.277" calcext:value-type="float">
            <text:p>0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15" calcext:value-type="float">
            <text:p>9999.815</text:p>
          </table:table-cell>
          <table:table-cell office:value-type="float" office:value="0.185" calcext:value-type="float">
            <text:p>0.1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13" calcext:value-type="float">
            <text:p>9999.513</text:p>
          </table:table-cell>
          <table:table-cell office:value-type="float" office:value="0.487" calcext:value-type="float">
            <text:p>0.4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" calcext:value-type="float">
            <text:p>9999.7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84" calcext:value-type="float">
            <text:p>9999.584</text:p>
          </table:table-cell>
          <table:table-cell office:value-type="float" office:value="0.416" calcext:value-type="float">
            <text:p>0.4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15" calcext:value-type="float">
            <text:p>9999.815</text:p>
          </table:table-cell>
          <table:table-cell office:value-type="float" office:value="0.185" calcext:value-type="float">
            <text:p>0.1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61" calcext:value-type="float">
            <text:p>9999.861</text:p>
          </table:table-cell>
          <table:table-cell office:value-type="float" office:value="0.139" calcext:value-type="float">
            <text:p>0.1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6" calcext:value-type="float">
            <text:p>9999.536</text:p>
          </table:table-cell>
          <table:table-cell office:value-type="float" office:value="0.464" calcext:value-type="float">
            <text:p>0.4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6" calcext:value-type="float">
            <text:p>9999.606</text:p>
          </table:table-cell>
          <table:table-cell office:value-type="float" office:value="0.394" calcext:value-type="float">
            <text:p>0.3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92" calcext:value-type="float">
            <text:p>9999.792</text:p>
          </table:table-cell>
          <table:table-cell office:value-type="float" office:value="0.208" calcext:value-type="float">
            <text:p>0.2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7" calcext:value-type="float">
            <text:p>9999.307</text:p>
          </table:table-cell>
          <table:table-cell office:value-type="float" office:value="0.693" calcext:value-type="float">
            <text:p>0.6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" calcext:value-type="float">
            <text:p>9999.4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" calcext:value-type="float">
            <text:p>9999.4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45" calcext:value-type="float">
            <text:p>9999.745</text:p>
          </table:table-cell>
          <table:table-cell office:value-type="float" office:value="0.255" calcext:value-type="float">
            <text:p>0.2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75" calcext:value-type="float">
            <text:p>9999.675</text:p>
          </table:table-cell>
          <table:table-cell office:value-type="float" office:value="0.325" calcext:value-type="float">
            <text:p>0.3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78" calcext:value-type="float">
            <text:p>9999.378</text:p>
          </table:table-cell>
          <table:table-cell office:value-type="float" office:value="0.622" calcext:value-type="float">
            <text:p>0.6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4" calcext:value-type="float">
            <text:p>9999.284</text:p>
          </table:table-cell>
          <table:table-cell office:value-type="float" office:value="0.716" calcext:value-type="float">
            <text:p>0.7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6" calcext:value-type="float">
            <text:p>9999.56</text:p>
          </table:table-cell>
          <table:table-cell office:value-type="float" office:value="0.44" calcext:value-type="float">
            <text:p>0.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92" calcext:value-type="float">
            <text:p>9998.592</text:p>
          </table:table-cell>
          <table:table-cell office:value-type="float" office:value="1.408" calcext:value-type="float">
            <text:p>1.4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62" calcext:value-type="float">
            <text:p>9998.662</text:p>
          </table:table-cell>
          <table:table-cell office:value-type="float" office:value="1.338" calcext:value-type="float">
            <text:p>1.3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27" calcext:value-type="float">
            <text:p>9998.727</text:p>
          </table:table-cell>
          <table:table-cell office:value-type="float" office:value="1.273" calcext:value-type="float">
            <text:p>1.2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19" calcext:value-type="float">
            <text:p>9998.519</text:p>
          </table:table-cell>
          <table:table-cell office:value-type="float" office:value="1.481" calcext:value-type="float">
            <text:p>1.4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8" calcext:value-type="float">
            <text:p>9999.608</text:p>
          </table:table-cell>
          <table:table-cell office:value-type="float" office:value="0.392" calcext:value-type="float">
            <text:p>0.3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" calcext:value-type="float">
            <text:p>9999.7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2" calcext:value-type="float">
            <text:p>9998.82</text:p>
          </table:table-cell>
          <table:table-cell office:value-type="float" office:value="1.18" calcext:value-type="float">
            <text:p>1.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84" calcext:value-type="float">
            <text:p>9999.584</text:p>
          </table:table-cell>
          <table:table-cell office:value-type="float" office:value="0.416" calcext:value-type="float">
            <text:p>0.4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2" calcext:value-type="float">
            <text:p>9999.282</text:p>
          </table:table-cell>
          <table:table-cell office:value-type="float" office:value="0.718" calcext:value-type="float">
            <text:p>0.7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4" calcext:value-type="float">
            <text:p>9999.444</text:p>
          </table:table-cell>
          <table:table-cell office:value-type="float" office:value="0.556" calcext:value-type="float">
            <text:p>0.5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46" calcext:value-type="float">
            <text:p>9999.746</text:p>
          </table:table-cell>
          <table:table-cell office:value-type="float" office:value="0.254" calcext:value-type="float">
            <text:p>0.2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56" calcext:value-type="float">
            <text:p>9998.956</text:p>
          </table:table-cell>
          <table:table-cell office:value-type="float" office:value="1.044" calcext:value-type="float">
            <text:p>1.0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1" calcext:value-type="float">
            <text:p>9999.211</text:p>
          </table:table-cell>
          <table:table-cell office:value-type="float" office:value="0.789" calcext:value-type="float">
            <text:p>0.7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76" calcext:value-type="float">
            <text:p>9999.676</text:p>
          </table:table-cell>
          <table:table-cell office:value-type="float" office:value="0.324" calcext:value-type="float">
            <text:p>0.3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46" calcext:value-type="float">
            <text:p>9998.546</text:p>
          </table:table-cell>
          <table:table-cell office:value-type="float" office:value="1.454" calcext:value-type="float">
            <text:p>1.4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38" calcext:value-type="float">
            <text:p>9998.638</text:p>
          </table:table-cell>
          <table:table-cell office:value-type="float" office:value="1.362" calcext:value-type="float">
            <text:p>1.3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38" calcext:value-type="float">
            <text:p>9998.638</text:p>
          </table:table-cell>
          <table:table-cell office:value-type="float" office:value="1.362" calcext:value-type="float">
            <text:p>1.3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4" calcext:value-type="float">
            <text:p>9999.444</text:p>
          </table:table-cell>
          <table:table-cell office:value-type="float" office:value="0.556" calcext:value-type="float">
            <text:p>0.5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1" calcext:value-type="float">
            <text:p>9999.281</text:p>
          </table:table-cell>
          <table:table-cell office:value-type="float" office:value="0.719" calcext:value-type="float">
            <text:p>0.7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38" calcext:value-type="float">
            <text:p>9998.638</text:p>
          </table:table-cell>
          <table:table-cell office:value-type="float" office:value="1.362" calcext:value-type="float">
            <text:p>1.3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22" calcext:value-type="float">
            <text:p>9998.522</text:p>
          </table:table-cell>
          <table:table-cell office:value-type="float" office:value="1.478" calcext:value-type="float">
            <text:p>1.4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52" calcext:value-type="float">
            <text:p>9999.352</text:p>
          </table:table-cell>
          <table:table-cell office:value-type="float" office:value="0.648" calcext:value-type="float">
            <text:p>0.6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5" calcext:value-type="float">
            <text:p>9997.715</text:p>
          </table:table-cell>
          <table:table-cell office:value-type="float" office:value="2.285" calcext:value-type="float">
            <text:p>2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92" calcext:value-type="float">
            <text:p>9997.992</text:p>
          </table:table-cell>
          <table:table-cell office:value-type="float" office:value="2.008" calcext:value-type="float">
            <text:p>2.0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62" calcext:value-type="float">
            <text:p>9998.062</text:p>
          </table:table-cell>
          <table:table-cell office:value-type="float" office:value="1.938" calcext:value-type="float">
            <text:p>1.9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08" calcext:value-type="float">
            <text:p>9998.008</text:p>
          </table:table-cell>
          <table:table-cell office:value-type="float" office:value="1.992" calcext:value-type="float">
            <text:p>1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24" calcext:value-type="float">
            <text:p>9997.824</text:p>
          </table:table-cell>
          <table:table-cell office:value-type="float" office:value="2.176" calcext:value-type="float">
            <text:p>2.1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92" calcext:value-type="float">
            <text:p>9999.492</text:p>
          </table:table-cell>
          <table:table-cell office:value-type="float" office:value="0.508" calcext:value-type="float">
            <text:p>0.5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84" calcext:value-type="float">
            <text:p>9999.584</text:p>
          </table:table-cell>
          <table:table-cell office:value-type="float" office:value="0.416" calcext:value-type="float">
            <text:p>0.4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3" calcext:value-type="float">
            <text:p>9998.333</text:p>
          </table:table-cell>
          <table:table-cell office:value-type="float" office:value="1.667" calcext:value-type="float">
            <text:p>1.6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69" calcext:value-type="float">
            <text:p>9999.469</text:p>
          </table:table-cell>
          <table:table-cell office:value-type="float" office:value="0.531" calcext:value-type="float">
            <text:p>0.5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81" calcext:value-type="float">
            <text:p>9998.981</text:p>
          </table:table-cell>
          <table:table-cell office:value-type="float" office:value="1.019" calcext:value-type="float">
            <text:p>1.0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8" calcext:value-type="float">
            <text:p>9998.98</text:p>
          </table:table-cell>
          <table:table-cell office:value-type="float" office:value="1.02" calcext:value-type="float">
            <text:p>1.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31" calcext:value-type="float">
            <text:p>9999.631</text:p>
          </table:table-cell>
          <table:table-cell office:value-type="float" office:value="0.369" calcext:value-type="float">
            <text:p>0.3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76" calcext:value-type="float">
            <text:p>9998.376</text:p>
          </table:table-cell>
          <table:table-cell office:value-type="float" office:value="1.624" calcext:value-type="float">
            <text:p>1.6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94" calcext:value-type="float">
            <text:p>9998.794</text:p>
          </table:table-cell>
          <table:table-cell office:value-type="float" office:value="1.206" calcext:value-type="float">
            <text:p>1.2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61" calcext:value-type="float">
            <text:p>9999.561</text:p>
          </table:table-cell>
          <table:table-cell office:value-type="float" office:value="0.439" calcext:value-type="float">
            <text:p>0.4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84" calcext:value-type="float">
            <text:p>9997.784</text:p>
          </table:table-cell>
          <table:table-cell office:value-type="float" office:value="2.216" calcext:value-type="float">
            <text:p>2.2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77" calcext:value-type="float">
            <text:p>9997.877</text:p>
          </table:table-cell>
          <table:table-cell office:value-type="float" office:value="2.123" calcext:value-type="float">
            <text:p>2.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77" calcext:value-type="float">
            <text:p>9997.877</text:p>
          </table:table-cell>
          <table:table-cell office:value-type="float" office:value="2.123" calcext:value-type="float">
            <text:p>2.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43" calcext:value-type="float">
            <text:p>9999.143</text:p>
          </table:table-cell>
          <table:table-cell office:value-type="float" office:value="0.857" calcext:value-type="float">
            <text:p>0.8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87" calcext:value-type="float">
            <text:p>9998.887</text:p>
          </table:table-cell>
          <table:table-cell office:value-type="float" office:value="1.113" calcext:value-type="float">
            <text:p>1.1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77" calcext:value-type="float">
            <text:p>9997.877</text:p>
          </table:table-cell>
          <table:table-cell office:value-type="float" office:value="2.123" calcext:value-type="float">
            <text:p>2.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61" calcext:value-type="float">
            <text:p>9997.761</text:p>
          </table:table-cell>
          <table:table-cell office:value-type="float" office:value="2.239" calcext:value-type="float">
            <text:p>2.2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43" calcext:value-type="float">
            <text:p>9999.143</text:p>
          </table:table-cell>
          <table:table-cell office:value-type="float" office:value="0.857" calcext:value-type="float">
            <text:p>0.8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4" calcext:value-type="float">
            <text:p>9996.954</text:p>
          </table:table-cell>
          <table:table-cell office:value-type="float" office:value="3.046" calcext:value-type="float">
            <text:p>3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" calcext:value-type="float">
            <text:p>9997.3</text:p>
          </table:table-cell>
          <table:table-cell office:value-type="float" office:value="2.7" calcext:value-type="float">
            <text:p>2.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14" calcext:value-type="float">
            <text:p>9997.314</text:p>
          </table:table-cell>
          <table:table-cell office:value-type="float" office:value="2.686" calcext:value-type="float">
            <text:p>2.6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04" calcext:value-type="float">
            <text:p>9997.104</text:p>
          </table:table-cell>
          <table:table-cell office:value-type="float" office:value="2.896" calcext:value-type="float">
            <text:p>2.8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54" calcext:value-type="float">
            <text:p>9999.354</text:p>
          </table:table-cell>
          <table:table-cell office:value-type="float" office:value="0.646" calcext:value-type="float">
            <text:p>0.6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69" calcext:value-type="float">
            <text:p>9999.469</text:p>
          </table:table-cell>
          <table:table-cell office:value-type="float" office:value="0.531" calcext:value-type="float">
            <text:p>0.5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54" calcext:value-type="float">
            <text:p>9997.754</text:p>
          </table:table-cell>
          <table:table-cell office:value-type="float" office:value="2.246" calcext:value-type="float">
            <text:p>2.2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31" calcext:value-type="float">
            <text:p>9999.331</text:p>
          </table:table-cell>
          <table:table-cell office:value-type="float" office:value="0.669" calcext:value-type="float">
            <text:p>0.6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8" calcext:value-type="float">
            <text:p>9998.68</text:p>
          </table:table-cell>
          <table:table-cell office:value-type="float" office:value="1.32" calcext:value-type="float">
            <text:p>1.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09" calcext:value-type="float">
            <text:p>9998.609</text:p>
          </table:table-cell>
          <table:table-cell office:value-type="float" office:value="1.391" calcext:value-type="float">
            <text:p>1.3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92" calcext:value-type="float">
            <text:p>9999.492</text:p>
          </table:table-cell>
          <table:table-cell office:value-type="float" office:value="0.508" calcext:value-type="float">
            <text:p>0.5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95" calcext:value-type="float">
            <text:p>9997.795</text:p>
          </table:table-cell>
          <table:table-cell office:value-type="float" office:value="2.205" calcext:value-type="float">
            <text:p>2.2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07" calcext:value-type="float">
            <text:p>9998.307</text:p>
          </table:table-cell>
          <table:table-cell office:value-type="float" office:value="1.693" calcext:value-type="float">
            <text:p>1.6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6" calcext:value-type="float">
            <text:p>9999.446</text:p>
          </table:table-cell>
          <table:table-cell office:value-type="float" office:value="0.554" calcext:value-type="float">
            <text:p>0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22" calcext:value-type="float">
            <text:p>9997.022</text:p>
          </table:table-cell>
          <table:table-cell office:value-type="float" office:value="2.978" calcext:value-type="float">
            <text:p>2.9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15" calcext:value-type="float">
            <text:p>9997.115</text:p>
          </table:table-cell>
          <table:table-cell office:value-type="float" office:value="2.885" calcext:value-type="float">
            <text:p>2.8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15" calcext:value-type="float">
            <text:p>9997.115</text:p>
          </table:table-cell>
          <table:table-cell office:value-type="float" office:value="2.885" calcext:value-type="float">
            <text:p>2.8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1" calcext:value-type="float">
            <text:p>9998.841</text:p>
          </table:table-cell>
          <table:table-cell office:value-type="float" office:value="1.159" calcext:value-type="float">
            <text:p>1.1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93" calcext:value-type="float">
            <text:p>9998.493</text:p>
          </table:table-cell>
          <table:table-cell office:value-type="float" office:value="1.507" calcext:value-type="float">
            <text:p>1.5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15" calcext:value-type="float">
            <text:p>9997.115</text:p>
          </table:table-cell>
          <table:table-cell office:value-type="float" office:value="2.885" calcext:value-type="float">
            <text:p>2.8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99" calcext:value-type="float">
            <text:p>9996.999</text:p>
          </table:table-cell>
          <table:table-cell office:value-type="float" office:value="3.001" calcext:value-type="float">
            <text:p>3.0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35" calcext:value-type="float">
            <text:p>9998.935</text:p>
          </table:table-cell>
          <table:table-cell office:value-type="float" office:value="1.065" calcext:value-type="float">
            <text:p>1.0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92" calcext:value-type="float">
            <text:p>9996.192</text:p>
          </table:table-cell>
          <table:table-cell office:value-type="float" office:value="3.808" calcext:value-type="float">
            <text:p>3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69" calcext:value-type="float">
            <text:p>9996.469</text:p>
          </table:table-cell>
          <table:table-cell office:value-type="float" office:value="3.531" calcext:value-type="float">
            <text:p>3.5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39" calcext:value-type="float">
            <text:p>9996.539</text:p>
          </table:table-cell>
          <table:table-cell office:value-type="float" office:value="3.461" calcext:value-type="float">
            <text:p>3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34" calcext:value-type="float">
            <text:p>9996.734</text:p>
          </table:table-cell>
          <table:table-cell office:value-type="float" office:value="3.266" calcext:value-type="float">
            <text:p>3.2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62" calcext:value-type="float">
            <text:p>9996.362</text:p>
          </table:table-cell>
          <table:table-cell office:value-type="float" office:value="3.638" calcext:value-type="float">
            <text:p>3.6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5" calcext:value-type="float">
            <text:p>9999.215</text:p>
          </table:table-cell>
          <table:table-cell office:value-type="float" office:value="0.785" calcext:value-type="float">
            <text:p>0.7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53" calcext:value-type="float">
            <text:p>9999.353</text:p>
          </table:table-cell>
          <table:table-cell office:value-type="float" office:value="0.647" calcext:value-type="float">
            <text:p>0.6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2" calcext:value-type="float">
            <text:p>9997.22</text:p>
          </table:table-cell>
          <table:table-cell office:value-type="float" office:value="2.78" calcext:value-type="float">
            <text:p>2.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78" calcext:value-type="float">
            <text:p>9998.378</text:p>
          </table:table-cell>
          <table:table-cell office:value-type="float" office:value="1.622" calcext:value-type="float">
            <text:p>1.6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08" calcext:value-type="float">
            <text:p>9998.308</text:p>
          </table:table-cell>
          <table:table-cell office:value-type="float" office:value="1.692" calcext:value-type="float">
            <text:p>1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53" calcext:value-type="float">
            <text:p>9999.353</text:p>
          </table:table-cell>
          <table:table-cell office:value-type="float" office:value="0.647" calcext:value-type="float">
            <text:p>0.6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15" calcext:value-type="float">
            <text:p>9997.215</text:p>
          </table:table-cell>
          <table:table-cell office:value-type="float" office:value="2.785" calcext:value-type="float">
            <text:p>2.7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2" calcext:value-type="float">
            <text:p>9997.82</text:p>
          </table:table-cell>
          <table:table-cell office:value-type="float" office:value="2.18" calcext:value-type="float">
            <text:p>2.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3" calcext:value-type="float">
            <text:p>9999.33</text:p>
          </table:table-cell>
          <table:table-cell office:value-type="float" office:value="0.67" calcext:value-type="float">
            <text:p>0.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61" calcext:value-type="float">
            <text:p>9996.261</text:p>
          </table:table-cell>
          <table:table-cell office:value-type="float" office:value="3.739" calcext:value-type="float">
            <text:p>3.7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54" calcext:value-type="float">
            <text:p>9996.354</text:p>
          </table:table-cell>
          <table:table-cell office:value-type="float" office:value="3.646" calcext:value-type="float">
            <text:p>3.6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54" calcext:value-type="float">
            <text:p>9996.354</text:p>
          </table:table-cell>
          <table:table-cell office:value-type="float" office:value="3.646" calcext:value-type="float">
            <text:p>3.6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4" calcext:value-type="float">
            <text:p>9998.54</text:p>
          </table:table-cell>
          <table:table-cell office:value-type="float" office:value="1.46" calcext:value-type="float">
            <text:p>1.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98" calcext:value-type="float">
            <text:p>9998.098</text:p>
          </table:table-cell>
          <table:table-cell office:value-type="float" office:value="1.902" calcext:value-type="float">
            <text:p>1.9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54" calcext:value-type="float">
            <text:p>9996.354</text:p>
          </table:table-cell>
          <table:table-cell office:value-type="float" office:value="3.646" calcext:value-type="float">
            <text:p>3.6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38" calcext:value-type="float">
            <text:p>9996.238</text:p>
          </table:table-cell>
          <table:table-cell office:value-type="float" office:value="3.762" calcext:value-type="float">
            <text:p>3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5" calcext:value-type="float">
            <text:p>9998.75</text:p>
          </table:table-cell>
          <table:table-cell office:value-type="float" office:value="1.25" calcext:value-type="float">
            <text:p>1.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31" calcext:value-type="float">
            <text:p>9995.431</text:p>
          </table:table-cell>
          <table:table-cell office:value-type="float" office:value="4.569" calcext:value-type="float">
            <text:p>4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07" calcext:value-type="float">
            <text:p>9995.707</text:p>
          </table:table-cell>
          <table:table-cell office:value-type="float" office:value="4.293" calcext:value-type="float">
            <text:p>4.2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77" calcext:value-type="float">
            <text:p>9995.777</text:p>
          </table:table-cell>
          <table:table-cell office:value-type="float" office:value="4.223" calcext:value-type="float">
            <text:p>4.2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34" calcext:value-type="float">
            <text:p>9996.134</text:p>
          </table:table-cell>
          <table:table-cell office:value-type="float" office:value="3.866" calcext:value-type="float">
            <text:p>3.8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6" calcext:value-type="float">
            <text:p>9995.76</text:p>
          </table:table-cell>
          <table:table-cell office:value-type="float" office:value="4.24" calcext:value-type="float">
            <text:p>4.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53" calcext:value-type="float">
            <text:p>9999.053</text:p>
          </table:table-cell>
          <table:table-cell office:value-type="float" office:value="0.947" calcext:value-type="float">
            <text:p>0.9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34" calcext:value-type="float">
            <text:p>9996.734</text:p>
          </table:table-cell>
          <table:table-cell office:value-type="float" office:value="3.266" calcext:value-type="float">
            <text:p>3.2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77" calcext:value-type="float">
            <text:p>9998.077</text:p>
          </table:table-cell>
          <table:table-cell office:value-type="float" office:value="1.923" calcext:value-type="float">
            <text:p>1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83" calcext:value-type="float">
            <text:p>9997.983</text:p>
          </table:table-cell>
          <table:table-cell office:value-type="float" office:value="2.017" calcext:value-type="float">
            <text:p>2.0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9" calcext:value-type="float">
            <text:p>9996.59</text:p>
          </table:table-cell>
          <table:table-cell office:value-type="float" office:value="3.41" calcext:value-type="float">
            <text:p>3.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33" calcext:value-type="float">
            <text:p>9997.333</text:p>
          </table:table-cell>
          <table:table-cell office:value-type="float" office:value="2.667" calcext:value-type="float">
            <text:p>2.6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53" calcext:value-type="float">
            <text:p>9999.053</text:p>
          </table:table-cell>
          <table:table-cell office:value-type="float" office:value="0.947" calcext:value-type="float">
            <text:p>0.9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99" calcext:value-type="float">
            <text:p>9995.499</text:p>
          </table:table-cell>
          <table:table-cell office:value-type="float" office:value="4.501" calcext:value-type="float">
            <text:p>4.5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92" calcext:value-type="float">
            <text:p>9995.592</text:p>
          </table:table-cell>
          <table:table-cell office:value-type="float" office:value="4.408" calcext:value-type="float">
            <text:p>4.4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92" calcext:value-type="float">
            <text:p>9995.592</text:p>
          </table:table-cell>
          <table:table-cell office:value-type="float" office:value="4.408" calcext:value-type="float">
            <text:p>4.4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92" calcext:value-type="float">
            <text:p>9998.192</text:p>
          </table:table-cell>
          <table:table-cell office:value-type="float" office:value="1.808" calcext:value-type="float">
            <text:p>1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12" calcext:value-type="float">
            <text:p>9997.612</text:p>
          </table:table-cell>
          <table:table-cell office:value-type="float" office:value="2.388" calcext:value-type="float">
            <text:p>2.3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92" calcext:value-type="float">
            <text:p>9995.592</text:p>
          </table:table-cell>
          <table:table-cell office:value-type="float" office:value="4.408" calcext:value-type="float">
            <text:p>4.4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76" calcext:value-type="float">
            <text:p>9995.476</text:p>
          </table:table-cell>
          <table:table-cell office:value-type="float" office:value="4.524" calcext:value-type="float">
            <text:p>4.5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42" calcext:value-type="float">
            <text:p>9998.542</text:p>
          </table:table-cell>
          <table:table-cell office:value-type="float" office:value="1.458" calcext:value-type="float">
            <text:p>1.4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69" calcext:value-type="float">
            <text:p>9994.669</text:p>
          </table:table-cell>
          <table:table-cell office:value-type="float" office:value="5.331" calcext:value-type="float">
            <text:p>5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46" calcext:value-type="float">
            <text:p>9994.946</text:p>
          </table:table-cell>
          <table:table-cell office:value-type="float" office:value="5.054" calcext:value-type="float">
            <text:p>5.0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38" calcext:value-type="float">
            <text:p>9995.038</text:p>
          </table:table-cell>
          <table:table-cell office:value-type="float" office:value="4.962" calcext:value-type="float">
            <text:p>4.9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17" calcext:value-type="float">
            <text:p>9995.417</text:p>
          </table:table-cell>
          <table:table-cell office:value-type="float" office:value="4.583" calcext:value-type="float">
            <text:p>4.5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18" calcext:value-type="float">
            <text:p>9995.018</text:p>
          </table:table-cell>
          <table:table-cell office:value-type="float" office:value="4.982" calcext:value-type="float">
            <text:p>4.9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38" calcext:value-type="float">
            <text:p>9998.938</text:p>
          </table:table-cell>
          <table:table-cell office:value-type="float" office:value="1.062" calcext:value-type="float">
            <text:p>1.0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23" calcext:value-type="float">
            <text:p>9999.123</text:p>
          </table:table-cell>
          <table:table-cell office:value-type="float" office:value="0.877" calcext:value-type="float">
            <text:p>0.8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23" calcext:value-type="float">
            <text:p>9996.223</text:p>
          </table:table-cell>
          <table:table-cell office:value-type="float" office:value="3.777" calcext:value-type="float">
            <text:p>3.7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1" calcext:value-type="float">
            <text:p>9998.961</text:p>
          </table:table-cell>
          <table:table-cell office:value-type="float" office:value="1.039" calcext:value-type="float">
            <text:p>1.0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76" calcext:value-type="float">
            <text:p>9997.776</text:p>
          </table:table-cell>
          <table:table-cell office:value-type="float" office:value="2.224" calcext:value-type="float">
            <text:p>2.2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12" calcext:value-type="float">
            <text:p>9997.612</text:p>
          </table:table-cell>
          <table:table-cell office:value-type="float" office:value="2.388" calcext:value-type="float">
            <text:p>2.3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23" calcext:value-type="float">
            <text:p>9999.123</text:p>
          </table:table-cell>
          <table:table-cell office:value-type="float" office:value="0.877" calcext:value-type="float">
            <text:p>0.8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1" calcext:value-type="float">
            <text:p>9996.01</text:p>
          </table:table-cell>
          <table:table-cell office:value-type="float" office:value="3.99" calcext:value-type="float">
            <text:p>3.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46" calcext:value-type="float">
            <text:p>9996.846</text:p>
          </table:table-cell>
          <table:table-cell office:value-type="float" office:value="3.154" calcext:value-type="float">
            <text:p>3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38" calcext:value-type="float">
            <text:p>9998.938</text:p>
          </table:table-cell>
          <table:table-cell office:value-type="float" office:value="1.062" calcext:value-type="float">
            <text:p>1.0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38" calcext:value-type="float">
            <text:p>9994.738</text:p>
          </table:table-cell>
          <table:table-cell office:value-type="float" office:value="5.262" calcext:value-type="float">
            <text:p>5.2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31" calcext:value-type="float">
            <text:p>9994.831</text:p>
          </table:table-cell>
          <table:table-cell office:value-type="float" office:value="5.169" calcext:value-type="float">
            <text:p>5.1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31" calcext:value-type="float">
            <text:p>9994.831</text:p>
          </table:table-cell>
          <table:table-cell office:value-type="float" office:value="5.169" calcext:value-type="float">
            <text:p>5.1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91" calcext:value-type="float">
            <text:p>9997.891</text:p>
          </table:table-cell>
          <table:table-cell office:value-type="float" office:value="2.109" calcext:value-type="float">
            <text:p>2.1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18" calcext:value-type="float">
            <text:p>9997.218</text:p>
          </table:table-cell>
          <table:table-cell office:value-type="float" office:value="2.782" calcext:value-type="float">
            <text:p>2.7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31" calcext:value-type="float">
            <text:p>9994.831</text:p>
          </table:table-cell>
          <table:table-cell office:value-type="float" office:value="5.169" calcext:value-type="float">
            <text:p>5.1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15" calcext:value-type="float">
            <text:p>9994.715</text:p>
          </table:table-cell>
          <table:table-cell office:value-type="float" office:value="5.285" calcext:value-type="float">
            <text:p>5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3" calcext:value-type="float">
            <text:p>9998.333</text:p>
          </table:table-cell>
          <table:table-cell office:value-type="float" office:value="1.667" calcext:value-type="float">
            <text:p>1.6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08" calcext:value-type="float">
            <text:p>9993.908</text:p>
          </table:table-cell>
          <table:table-cell office:value-type="float" office:value="6.092" calcext:value-type="float">
            <text:p>6.0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84" calcext:value-type="float">
            <text:p>9994.184</text:p>
          </table:table-cell>
          <table:table-cell office:value-type="float" office:value="5.816" calcext:value-type="float">
            <text:p>5.8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76" calcext:value-type="float">
            <text:p>9994.276</text:p>
          </table:table-cell>
          <table:table-cell office:value-type="float" office:value="5.724" calcext:value-type="float">
            <text:p>5.7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23" calcext:value-type="float">
            <text:p>9994.723</text:p>
          </table:table-cell>
          <table:table-cell office:value-type="float" office:value="5.277" calcext:value-type="float">
            <text:p>5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22" calcext:value-type="float">
            <text:p>9994.322</text:p>
          </table:table-cell>
          <table:table-cell office:value-type="float" office:value="5.678" calcext:value-type="float">
            <text:p>5.6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23" calcext:value-type="float">
            <text:p>9998.823</text:p>
          </table:table-cell>
          <table:table-cell office:value-type="float" office:value="1.177" calcext:value-type="float">
            <text:p>1.1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07" calcext:value-type="float">
            <text:p>9999.007</text:p>
          </table:table-cell>
          <table:table-cell office:value-type="float" office:value="0.993" calcext:value-type="float">
            <text:p>0.9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66" calcext:value-type="float">
            <text:p>9995.666</text:p>
          </table:table-cell>
          <table:table-cell office:value-type="float" office:value="4.334" calcext:value-type="float">
            <text:p>4.3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75" calcext:value-type="float">
            <text:p>9997.475</text:p>
          </table:table-cell>
          <table:table-cell office:value-type="float" office:value="2.525" calcext:value-type="float">
            <text:p>2.5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25" calcext:value-type="float">
            <text:p>9997.125</text:p>
          </table:table-cell>
          <table:table-cell office:value-type="float" office:value="2.875" calcext:value-type="float">
            <text:p>2.8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07" calcext:value-type="float">
            <text:p>9999.007</text:p>
          </table:table-cell>
          <table:table-cell office:value-type="float" office:value="0.993" calcext:value-type="float">
            <text:p>0.9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29" calcext:value-type="float">
            <text:p>9995.429</text:p>
          </table:table-cell>
          <table:table-cell office:value-type="float" office:value="4.571" calcext:value-type="float">
            <text:p>4.5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82" calcext:value-type="float">
            <text:p>9996.382</text:p>
          </table:table-cell>
          <table:table-cell office:value-type="float" office:value="3.618" calcext:value-type="float">
            <text:p>3.6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23" calcext:value-type="float">
            <text:p>9998.823</text:p>
          </table:table-cell>
          <table:table-cell office:value-type="float" office:value="1.177" calcext:value-type="float">
            <text:p>1.1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76" calcext:value-type="float">
            <text:p>9993.976</text:p>
          </table:table-cell>
          <table:table-cell office:value-type="float" office:value="6.024" calcext:value-type="float">
            <text:p>6.0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69" calcext:value-type="float">
            <text:p>9994.069</text:p>
          </table:table-cell>
          <table:table-cell office:value-type="float" office:value="5.931" calcext:value-type="float">
            <text:p>5.9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69" calcext:value-type="float">
            <text:p>9994.069</text:p>
          </table:table-cell>
          <table:table-cell office:value-type="float" office:value="5.931" calcext:value-type="float">
            <text:p>5.9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9" calcext:value-type="float">
            <text:p>9997.59</text:p>
          </table:table-cell>
          <table:table-cell office:value-type="float" office:value="2.41" calcext:value-type="float">
            <text:p>2.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24" calcext:value-type="float">
            <text:p>9996.824</text:p>
          </table:table-cell>
          <table:table-cell office:value-type="float" office:value="3.176" calcext:value-type="float">
            <text:p>3.1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69" calcext:value-type="float">
            <text:p>9994.069</text:p>
          </table:table-cell>
          <table:table-cell office:value-type="float" office:value="5.931" calcext:value-type="float">
            <text:p>5.9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53" calcext:value-type="float">
            <text:p>9993.953</text:p>
          </table:table-cell>
          <table:table-cell office:value-type="float" office:value="6.047" calcext:value-type="float">
            <text:p>6.0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25" calcext:value-type="float">
            <text:p>9998.125</text:p>
          </table:table-cell>
          <table:table-cell office:value-type="float" office:value="1.875" calcext:value-type="float">
            <text:p>1.8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46" calcext:value-type="float">
            <text:p>9993.146</text:p>
          </table:table-cell>
          <table:table-cell office:value-type="float" office:value="6.854" calcext:value-type="float">
            <text:p>6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23" calcext:value-type="float">
            <text:p>9993.423</text:p>
          </table:table-cell>
          <table:table-cell office:value-type="float" office:value="6.577" calcext:value-type="float">
            <text:p>6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53" calcext:value-type="float">
            <text:p>9993.653</text:p>
          </table:table-cell>
          <table:table-cell office:value-type="float" office:value="6.347" calcext:value-type="float">
            <text:p>6.3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45" calcext:value-type="float">
            <text:p>9994.145</text:p>
          </table:table-cell>
          <table:table-cell office:value-type="float" office:value="5.855" calcext:value-type="float">
            <text:p>5.8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81" calcext:value-type="float">
            <text:p>9993.581</text:p>
          </table:table-cell>
          <table:table-cell office:value-type="float" office:value="6.419" calcext:value-type="float">
            <text:p>6.4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84" calcext:value-type="float">
            <text:p>9998.684</text:p>
          </table:table-cell>
          <table:table-cell office:value-type="float" office:value="1.316" calcext:value-type="float">
            <text:p>1.3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92" calcext:value-type="float">
            <text:p>9998.892</text:p>
          </table:table-cell>
          <table:table-cell office:value-type="float" office:value="1.108" calcext:value-type="float">
            <text:p>1.1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79" calcext:value-type="float">
            <text:p>9995.179</text:p>
          </table:table-cell>
          <table:table-cell office:value-type="float" office:value="4.821" calcext:value-type="float">
            <text:p>4.8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" calcext:value-type="float">
            <text:p>9998.73</text:p>
          </table:table-cell>
          <table:table-cell office:value-type="float" office:value="1.27" calcext:value-type="float">
            <text:p>1.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73" calcext:value-type="float">
            <text:p>9997.173</text:p>
          </table:table-cell>
          <table:table-cell office:value-type="float" office:value="2.827" calcext:value-type="float">
            <text:p>2.8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38" calcext:value-type="float">
            <text:p>9996.638</text:p>
          </table:table-cell>
          <table:table-cell office:value-type="float" office:value="3.362" calcext:value-type="float">
            <text:p>3.3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92" calcext:value-type="float">
            <text:p>9998.892</text:p>
          </table:table-cell>
          <table:table-cell office:value-type="float" office:value="1.108" calcext:value-type="float">
            <text:p>1.1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49" calcext:value-type="float">
            <text:p>9994.849</text:p>
          </table:table-cell>
          <table:table-cell office:value-type="float" office:value="5.151" calcext:value-type="float">
            <text:p>5.1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95" calcext:value-type="float">
            <text:p>9995.895</text:p>
          </table:table-cell>
          <table:table-cell office:value-type="float" office:value="4.105" calcext:value-type="float">
            <text:p>4.1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7" calcext:value-type="float">
            <text:p>9998.707</text:p>
          </table:table-cell>
          <table:table-cell office:value-type="float" office:value="1.293" calcext:value-type="float">
            <text:p>1.2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15" calcext:value-type="float">
            <text:p>9993.215</text:p>
          </table:table-cell>
          <table:table-cell office:value-type="float" office:value="6.785" calcext:value-type="float">
            <text:p>6.7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08" calcext:value-type="float">
            <text:p>9993.308</text:p>
          </table:table-cell>
          <table:table-cell office:value-type="float" office:value="6.692" calcext:value-type="float">
            <text:p>6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08" calcext:value-type="float">
            <text:p>9993.308</text:p>
          </table:table-cell>
          <table:table-cell office:value-type="float" office:value="6.692" calcext:value-type="float">
            <text:p>6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88" calcext:value-type="float">
            <text:p>9997.288</text:p>
          </table:table-cell>
          <table:table-cell office:value-type="float" office:value="2.712" calcext:value-type="float">
            <text:p>2.7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3" calcext:value-type="float">
            <text:p>9996.43</text:p>
          </table:table-cell>
          <table:table-cell office:value-type="float" office:value="3.57" calcext:value-type="float">
            <text:p>3.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08" calcext:value-type="float">
            <text:p>9993.308</text:p>
          </table:table-cell>
          <table:table-cell office:value-type="float" office:value="6.692" calcext:value-type="float">
            <text:p>6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92" calcext:value-type="float">
            <text:p>9993.192</text:p>
          </table:table-cell>
          <table:table-cell office:value-type="float" office:value="6.808" calcext:value-type="float">
            <text:p>6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17" calcext:value-type="float">
            <text:p>9997.917</text:p>
          </table:table-cell>
          <table:table-cell office:value-type="float" office:value="2.083" calcext:value-type="float">
            <text:p>2.0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85" calcext:value-type="float">
            <text:p>9992.385</text:p>
          </table:table-cell>
          <table:table-cell office:value-type="float" office:value="7.615" calcext:value-type="float">
            <text:p>7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61" calcext:value-type="float">
            <text:p>9992.661</text:p>
          </table:table-cell>
          <table:table-cell office:value-type="float" office:value="7.339" calcext:value-type="float">
            <text:p>7.3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91" calcext:value-type="float">
            <text:p>9992.891</text:p>
          </table:table-cell>
          <table:table-cell office:value-type="float" office:value="7.109" calcext:value-type="float">
            <text:p>7.1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19" calcext:value-type="float">
            <text:p>9993.519</text:p>
          </table:table-cell>
          <table:table-cell office:value-type="float" office:value="6.481" calcext:value-type="float">
            <text:p>6.4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85" calcext:value-type="float">
            <text:p>9992.885</text:p>
          </table:table-cell>
          <table:table-cell office:value-type="float" office:value="7.115" calcext:value-type="float">
            <text:p>7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69" calcext:value-type="float">
            <text:p>9998.569</text:p>
          </table:table-cell>
          <table:table-cell office:value-type="float" office:value="1.431" calcext:value-type="float">
            <text:p>1.4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53" calcext:value-type="float">
            <text:p>9998.753</text:p>
          </table:table-cell>
          <table:table-cell office:value-type="float" office:value="1.247" calcext:value-type="float">
            <text:p>1.2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45" calcext:value-type="float">
            <text:p>9994.645</text:p>
          </table:table-cell>
          <table:table-cell office:value-type="float" office:value="5.355" calcext:value-type="float">
            <text:p>5.3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5" calcext:value-type="float">
            <text:p>9998.615</text:p>
          </table:table-cell>
          <table:table-cell office:value-type="float" office:value="1.385" calcext:value-type="float">
            <text:p>1.3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72" calcext:value-type="float">
            <text:p>9996.872</text:p>
          </table:table-cell>
          <table:table-cell office:value-type="float" office:value="3.128" calcext:value-type="float">
            <text:p>3.1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74" calcext:value-type="float">
            <text:p>9996.174</text:p>
          </table:table-cell>
          <table:table-cell office:value-type="float" office:value="3.826" calcext:value-type="float">
            <text:p>3.8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77" calcext:value-type="float">
            <text:p>9998.777</text:p>
          </table:table-cell>
          <table:table-cell office:value-type="float" office:value="1.223" calcext:value-type="float">
            <text:p>1.2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69" calcext:value-type="float">
            <text:p>9994.269</text:p>
          </table:table-cell>
          <table:table-cell office:value-type="float" office:value="5.731" calcext:value-type="float">
            <text:p>5.7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24" calcext:value-type="float">
            <text:p>9995.524</text:p>
          </table:table-cell>
          <table:table-cell office:value-type="float" office:value="4.476" calcext:value-type="float">
            <text:p>4.4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92" calcext:value-type="float">
            <text:p>9998.592</text:p>
          </table:table-cell>
          <table:table-cell office:value-type="float" office:value="1.408" calcext:value-type="float">
            <text:p>1.4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53" calcext:value-type="float">
            <text:p>9992.453</text:p>
          </table:table-cell>
          <table:table-cell office:value-type="float" office:value="7.547" calcext:value-type="float">
            <text:p>7.5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46" calcext:value-type="float">
            <text:p>9992.546</text:p>
          </table:table-cell>
          <table:table-cell office:value-type="float" office:value="7.454" calcext:value-type="float">
            <text:p>7.4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46" calcext:value-type="float">
            <text:p>9992.546</text:p>
          </table:table-cell>
          <table:table-cell office:value-type="float" office:value="7.454" calcext:value-type="float">
            <text:p>7.4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87" calcext:value-type="float">
            <text:p>9996.987</text:p>
          </table:table-cell>
          <table:table-cell office:value-type="float" office:value="3.013" calcext:value-type="float">
            <text:p>3.0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35" calcext:value-type="float">
            <text:p>9996.035</text:p>
          </table:table-cell>
          <table:table-cell office:value-type="float" office:value="3.965" calcext:value-type="float">
            <text:p>3.9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46" calcext:value-type="float">
            <text:p>9992.546</text:p>
          </table:table-cell>
          <table:table-cell office:value-type="float" office:value="7.454" calcext:value-type="float">
            <text:p>7.4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3" calcext:value-type="float">
            <text:p>9992.43</text:p>
          </table:table-cell>
          <table:table-cell office:value-type="float" office:value="7.57" calcext:value-type="float">
            <text:p>7.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08" calcext:value-type="float">
            <text:p>9997.708</text:p>
          </table:table-cell>
          <table:table-cell office:value-type="float" office:value="2.292" calcext:value-type="float">
            <text:p>2.2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23" calcext:value-type="float">
            <text:p>9991.623</text:p>
          </table:table-cell>
          <table:table-cell office:value-type="float" office:value="8.377" calcext:value-type="float">
            <text:p>8.3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" calcext:value-type="float">
            <text:p>9991.9</text:p>
          </table:table-cell>
          <table:table-cell office:value-type="float" office:value="8.1" calcext:value-type="float">
            <text:p>8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75" calcext:value-type="float">
            <text:p>9992.175</text:p>
          </table:table-cell>
          <table:table-cell office:value-type="float" office:value="7.825" calcext:value-type="float">
            <text:p>7.8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02" calcext:value-type="float">
            <text:p>9992.802</text:p>
          </table:table-cell>
          <table:table-cell office:value-type="float" office:value="7.198" calcext:value-type="float">
            <text:p>7.1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89" calcext:value-type="float">
            <text:p>9992.189</text:p>
          </table:table-cell>
          <table:table-cell office:value-type="float" office:value="7.811" calcext:value-type="float">
            <text:p>7.8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53" calcext:value-type="float">
            <text:p>9998.453</text:p>
          </table:table-cell>
          <table:table-cell office:value-type="float" office:value="1.547" calcext:value-type="float">
            <text:p>1.5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38" calcext:value-type="float">
            <text:p>9998.638</text:p>
          </table:table-cell>
          <table:table-cell office:value-type="float" office:value="1.362" calcext:value-type="float">
            <text:p>1.3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9" calcext:value-type="float">
            <text:p>9994.09</text:p>
          </table:table-cell>
          <table:table-cell office:value-type="float" office:value="5.91" calcext:value-type="float">
            <text:p>5.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6" calcext:value-type="float">
            <text:p>9998.476</text:p>
          </table:table-cell>
          <table:table-cell office:value-type="float" office:value="1.524" calcext:value-type="float">
            <text:p>1.5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71" calcext:value-type="float">
            <text:p>9996.571</text:p>
          </table:table-cell>
          <table:table-cell office:value-type="float" office:value="3.429" calcext:value-type="float">
            <text:p>3.4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86" calcext:value-type="float">
            <text:p>9995.686</text:p>
          </table:table-cell>
          <table:table-cell office:value-type="float" office:value="4.314" calcext:value-type="float">
            <text:p>4.3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38" calcext:value-type="float">
            <text:p>9998.638</text:p>
          </table:table-cell>
          <table:table-cell office:value-type="float" office:value="1.362" calcext:value-type="float">
            <text:p>1.3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89" calcext:value-type="float">
            <text:p>9993.689</text:p>
          </table:table-cell>
          <table:table-cell office:value-type="float" office:value="6.311" calcext:value-type="float">
            <text:p>6.3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3" calcext:value-type="float">
            <text:p>9995.13</text:p>
          </table:table-cell>
          <table:table-cell office:value-type="float" office:value="4.87" calcext:value-type="float">
            <text:p>4.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6" calcext:value-type="float">
            <text:p>9998.476</text:p>
          </table:table-cell>
          <table:table-cell office:value-type="float" office:value="1.524" calcext:value-type="float">
            <text:p>1.5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92" calcext:value-type="float">
            <text:p>9991.692</text:p>
          </table:table-cell>
          <table:table-cell office:value-type="float" office:value="8.308" calcext:value-type="float">
            <text:p>8.3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85" calcext:value-type="float">
            <text:p>9991.785</text:p>
          </table:table-cell>
          <table:table-cell office:value-type="float" office:value="8.215" calcext:value-type="float">
            <text:p>8.2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85" calcext:value-type="float">
            <text:p>9991.785</text:p>
          </table:table-cell>
          <table:table-cell office:value-type="float" office:value="8.215" calcext:value-type="float">
            <text:p>8.2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86" calcext:value-type="float">
            <text:p>9996.686</text:p>
          </table:table-cell>
          <table:table-cell office:value-type="float" office:value="3.314" calcext:value-type="float">
            <text:p>3.3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41" calcext:value-type="float">
            <text:p>9995.641</text:p>
          </table:table-cell>
          <table:table-cell office:value-type="float" office:value="4.359" calcext:value-type="float">
            <text:p>4.3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85" calcext:value-type="float">
            <text:p>9991.785</text:p>
          </table:table-cell>
          <table:table-cell office:value-type="float" office:value="8.215" calcext:value-type="float">
            <text:p>8.2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69" calcext:value-type="float">
            <text:p>9991.669</text:p>
          </table:table-cell>
          <table:table-cell office:value-type="float" office:value="8.331" calcext:value-type="float">
            <text:p>8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" calcext:value-type="float">
            <text:p>9997.5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62" calcext:value-type="float">
            <text:p>9990.862</text:p>
          </table:table-cell>
          <table:table-cell office:value-type="float" office:value="9.138" calcext:value-type="float">
            <text:p>9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138" calcext:value-type="float">
            <text:p>9991.138</text:p>
          </table:table-cell>
          <table:table-cell office:value-type="float" office:value="8.862" calcext:value-type="float">
            <text:p>8.8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75" calcext:value-type="float">
            <text:p>9991.575</text:p>
          </table:table-cell>
          <table:table-cell office:value-type="float" office:value="8.425" calcext:value-type="float">
            <text:p>8.4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46" calcext:value-type="float">
            <text:p>9992.246</text:p>
          </table:table-cell>
          <table:table-cell office:value-type="float" office:value="7.754" calcext:value-type="float">
            <text:p>7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49" calcext:value-type="float">
            <text:p>9991.449</text:p>
          </table:table-cell>
          <table:table-cell office:value-type="float" office:value="8.551" calcext:value-type="float">
            <text:p>8.5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15" calcext:value-type="float">
            <text:p>9998.315</text:p>
          </table:table-cell>
          <table:table-cell office:value-type="float" office:value="1.685" calcext:value-type="float">
            <text:p>1.6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23" calcext:value-type="float">
            <text:p>9998.523</text:p>
          </table:table-cell>
          <table:table-cell office:value-type="float" office:value="1.477" calcext:value-type="float">
            <text:p>1.4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42" calcext:value-type="float">
            <text:p>9993.442</text:p>
          </table:table-cell>
          <table:table-cell office:value-type="float" office:value="6.558" calcext:value-type="float">
            <text:p>6.5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61" calcext:value-type="float">
            <text:p>9998.361</text:p>
          </table:table-cell>
          <table:table-cell office:value-type="float" office:value="1.639" calcext:value-type="float">
            <text:p>1.6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69" calcext:value-type="float">
            <text:p>9996.269</text:p>
          </table:table-cell>
          <table:table-cell office:value-type="float" office:value="3.731" calcext:value-type="float">
            <text:p>3.7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08" calcext:value-type="float">
            <text:p>9995.408</text:p>
          </table:table-cell>
          <table:table-cell office:value-type="float" office:value="4.592" calcext:value-type="float">
            <text:p>4.5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23" calcext:value-type="float">
            <text:p>9998.523</text:p>
          </table:table-cell>
          <table:table-cell office:value-type="float" office:value="1.477" calcext:value-type="float">
            <text:p>1.4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09" calcext:value-type="float">
            <text:p>9993.109</text:p>
          </table:table-cell>
          <table:table-cell office:value-type="float" office:value="6.891" calcext:value-type="float">
            <text:p>6.8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43" calcext:value-type="float">
            <text:p>9994.643</text:p>
          </table:table-cell>
          <table:table-cell office:value-type="float" office:value="5.357" calcext:value-type="float">
            <text:p>5.3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61" calcext:value-type="float">
            <text:p>9998.361</text:p>
          </table:table-cell>
          <table:table-cell office:value-type="float" office:value="1.639" calcext:value-type="float">
            <text:p>1.6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3" calcext:value-type="float">
            <text:p>9990.93</text:p>
          </table:table-cell>
          <table:table-cell office:value-type="float" office:value="9.07" calcext:value-type="float">
            <text:p>9.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23" calcext:value-type="float">
            <text:p>9991.023</text:p>
          </table:table-cell>
          <table:table-cell office:value-type="float" office:value="8.977" calcext:value-type="float">
            <text:p>8.9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23" calcext:value-type="float">
            <text:p>9991.023</text:p>
          </table:table-cell>
          <table:table-cell office:value-type="float" office:value="8.977" calcext:value-type="float">
            <text:p>8.9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84" calcext:value-type="float">
            <text:p>9996.384</text:p>
          </table:table-cell>
          <table:table-cell office:value-type="float" office:value="3.616" calcext:value-type="float">
            <text:p>3.6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47" calcext:value-type="float">
            <text:p>9995.247</text:p>
          </table:table-cell>
          <table:table-cell office:value-type="float" office:value="4.753" calcext:value-type="float">
            <text:p>4.7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23" calcext:value-type="float">
            <text:p>9991.023</text:p>
          </table:table-cell>
          <table:table-cell office:value-type="float" office:value="8.977" calcext:value-type="float">
            <text:p>8.9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07" calcext:value-type="float">
            <text:p>9990.907</text:p>
          </table:table-cell>
          <table:table-cell office:value-type="float" office:value="9.093" calcext:value-type="float">
            <text:p>9.0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92" calcext:value-type="float">
            <text:p>9997.292</text:p>
          </table:table-cell>
          <table:table-cell office:value-type="float" office:value="2.708" calcext:value-type="float">
            <text:p>2.7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" calcext:value-type="float">
            <text:p>9990.1</text:p>
          </table:table-cell>
          <table:table-cell office:value-type="float" office:value="9.9" calcext:value-type="float">
            <text:p>9.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77" calcext:value-type="float">
            <text:p>9990.377</text:p>
          </table:table-cell>
          <table:table-cell office:value-type="float" office:value="9.623" calcext:value-type="float">
            <text:p>9.6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14" calcext:value-type="float">
            <text:p>9990.814</text:p>
          </table:table-cell>
          <table:table-cell office:value-type="float" office:value="9.186" calcext:value-type="float">
            <text:p>9.1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06" calcext:value-type="float">
            <text:p>9991.506</text:p>
          </table:table-cell>
          <table:table-cell office:value-type="float" office:value="8.494" calcext:value-type="float">
            <text:p>8.4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731" calcext:value-type="float">
            <text:p>9990.731</text:p>
          </table:table-cell>
          <table:table-cell office:value-type="float" office:value="9.269" calcext:value-type="float">
            <text:p>9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99" calcext:value-type="float">
            <text:p>9998.199</text:p>
          </table:table-cell>
          <table:table-cell office:value-type="float" office:value="1.801" calcext:value-type="float">
            <text:p>1.8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07" calcext:value-type="float">
            <text:p>9998.407</text:p>
          </table:table-cell>
          <table:table-cell office:value-type="float" office:value="1.593" calcext:value-type="float">
            <text:p>1.5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4" calcext:value-type="float">
            <text:p>9992.84</text:p>
          </table:table-cell>
          <table:table-cell office:value-type="float" office:value="7.16" calcext:value-type="float">
            <text:p>7.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76" calcext:value-type="float">
            <text:p>9998.176</text:p>
          </table:table-cell>
          <table:table-cell office:value-type="float" office:value="1.824" calcext:value-type="float">
            <text:p>1.8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15" calcext:value-type="float">
            <text:p>9996.015</text:p>
          </table:table-cell>
          <table:table-cell office:value-type="float" office:value="3.985" calcext:value-type="float">
            <text:p>3.9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37" calcext:value-type="float">
            <text:p>9995.037</text:p>
          </table:table-cell>
          <table:table-cell office:value-type="float" office:value="4.963" calcext:value-type="float">
            <text:p>4.9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8" calcext:value-type="float">
            <text:p>9998.338</text:p>
          </table:table-cell>
          <table:table-cell office:value-type="float" office:value="1.662" calcext:value-type="float">
            <text:p>1.6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29" calcext:value-type="float">
            <text:p>9992.529</text:p>
          </table:table-cell>
          <table:table-cell office:value-type="float" office:value="7.471" calcext:value-type="float">
            <text:p>7.4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55" calcext:value-type="float">
            <text:p>9994.155</text:p>
          </table:table-cell>
          <table:table-cell office:value-type="float" office:value="5.845" calcext:value-type="float">
            <text:p>5.8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46" calcext:value-type="float">
            <text:p>9998.246</text:p>
          </table:table-cell>
          <table:table-cell office:value-type="float" office:value="1.754" calcext:value-type="float">
            <text:p>1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69" calcext:value-type="float">
            <text:p>9990.169</text:p>
          </table:table-cell>
          <table:table-cell office:value-type="float" office:value="9.831" calcext:value-type="float">
            <text:p>9.8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62" calcext:value-type="float">
            <text:p>9990.262</text:p>
          </table:table-cell>
          <table:table-cell office:value-type="float" office:value="9.738" calcext:value-type="float">
            <text:p>9.7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62" calcext:value-type="float">
            <text:p>9990.262</text:p>
          </table:table-cell>
          <table:table-cell office:value-type="float" office:value="9.738" calcext:value-type="float">
            <text:p>9.7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83" calcext:value-type="float">
            <text:p>9996.083</text:p>
          </table:table-cell>
          <table:table-cell office:value-type="float" office:value="3.917" calcext:value-type="float">
            <text:p>3.9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53" calcext:value-type="float">
            <text:p>9994.853</text:p>
          </table:table-cell>
          <table:table-cell office:value-type="float" office:value="5.147" calcext:value-type="float">
            <text:p>5.1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62" calcext:value-type="float">
            <text:p>9990.262</text:p>
          </table:table-cell>
          <table:table-cell office:value-type="float" office:value="9.738" calcext:value-type="float">
            <text:p>9.7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07" calcext:value-type="float">
            <text:p>9990.307</text:p>
          </table:table-cell>
          <table:table-cell office:value-type="float" office:value="9.693" calcext:value-type="float">
            <text:p>9.6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07" calcext:value-type="float">
            <text:p>9997.107</text:p>
          </table:table-cell>
          <table:table-cell office:value-type="float" office:value="2.893" calcext:value-type="float">
            <text:p>2.8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39" calcext:value-type="float">
            <text:p>9989.339</text:p>
          </table:table-cell>
          <table:table-cell office:value-type="float" office:value="10.661" calcext:value-type="float">
            <text:p>10.6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15" calcext:value-type="float">
            <text:p>9989.615</text:p>
          </table:table-cell>
          <table:table-cell office:value-type="float" office:value="10.385" calcext:value-type="float">
            <text:p>10.3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52" calcext:value-type="float">
            <text:p>9990.052</text:p>
          </table:table-cell>
          <table:table-cell office:value-type="float" office:value="9.948" calcext:value-type="float">
            <text:p>9.9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28" calcext:value-type="float">
            <text:p>9990.928</text:p>
          </table:table-cell>
          <table:table-cell office:value-type="float" office:value="9.072" calcext:value-type="float">
            <text:p>9.0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52" calcext:value-type="float">
            <text:p>9990.152</text:p>
          </table:table-cell>
          <table:table-cell office:value-type="float" office:value="9.848" calcext:value-type="float">
            <text:p>9.8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84" calcext:value-type="float">
            <text:p>9998.084</text:p>
          </table:table-cell>
          <table:table-cell office:value-type="float" office:value="1.916" calcext:value-type="float">
            <text:p>1.9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92" calcext:value-type="float">
            <text:p>9998.292</text:p>
          </table:table-cell>
          <table:table-cell office:value-type="float" office:value="1.708" calcext:value-type="float">
            <text:p>1.7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39" calcext:value-type="float">
            <text:p>9992.239</text:p>
          </table:table-cell>
          <table:table-cell office:value-type="float" office:value="7.761" calcext:value-type="float">
            <text:p>7.7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7" calcext:value-type="float">
            <text:p>9998.037</text:p>
          </table:table-cell>
          <table:table-cell office:value-type="float" office:value="1.963" calcext:value-type="float">
            <text:p>1.9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13" calcext:value-type="float">
            <text:p>9995.713</text:p>
          </table:table-cell>
          <table:table-cell office:value-type="float" office:value="4.287" calcext:value-type="float">
            <text:p>4.2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36" calcext:value-type="float">
            <text:p>9994.736</text:p>
          </table:table-cell>
          <table:table-cell office:value-type="float" office:value="5.264" calcext:value-type="float">
            <text:p>5.2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99" calcext:value-type="float">
            <text:p>9998.199</text:p>
          </table:table-cell>
          <table:table-cell office:value-type="float" office:value="1.801" calcext:value-type="float">
            <text:p>1.8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48" calcext:value-type="float">
            <text:p>9991.948</text:p>
          </table:table-cell>
          <table:table-cell office:value-type="float" office:value="8.052" calcext:value-type="float">
            <text:p>8.0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" calcext:value-type="float">
            <text:p>9993.6</text:p>
          </table:table-cell>
          <table:table-cell office:value-type="float" office:value="6.4" calcext:value-type="float">
            <text:p>6.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69" calcext:value-type="float">
            <text:p>9997.969</text:p>
          </table:table-cell>
          <table:table-cell office:value-type="float" office:value="2.031" calcext:value-type="float">
            <text:p>2.0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07" calcext:value-type="float">
            <text:p>9989.407</text:p>
          </table:table-cell>
          <table:table-cell office:value-type="float" office:value="10.593" calcext:value-type="float">
            <text:p>10.5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" calcext:value-type="float">
            <text:p>9989.5</text:p>
          </table:table-cell>
          <table:table-cell office:value-type="float" office:value="10.5" calcext:value-type="float">
            <text:p>10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" calcext:value-type="float">
            <text:p>9989.5</text:p>
          </table:table-cell>
          <table:table-cell office:value-type="float" office:value="10.5" calcext:value-type="float">
            <text:p>10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35" calcext:value-type="float">
            <text:p>9995.735</text:p>
          </table:table-cell>
          <table:table-cell office:value-type="float" office:value="4.265" calcext:value-type="float">
            <text:p>4.2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67" calcext:value-type="float">
            <text:p>9994.367</text:p>
          </table:table-cell>
          <table:table-cell office:value-type="float" office:value="5.633" calcext:value-type="float">
            <text:p>5.6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" calcext:value-type="float">
            <text:p>9989.5</text:p>
          </table:table-cell>
          <table:table-cell office:value-type="float" office:value="10.5" calcext:value-type="float">
            <text:p>10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46" calcext:value-type="float">
            <text:p>9989.546</text:p>
          </table:table-cell>
          <table:table-cell office:value-type="float" office:value="10.454" calcext:value-type="float">
            <text:p>10.4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52" calcext:value-type="float">
            <text:p>9996.852</text:p>
          </table:table-cell>
          <table:table-cell office:value-type="float" office:value="3.148" calcext:value-type="float">
            <text:p>3.1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77" calcext:value-type="float">
            <text:p>9988.577</text:p>
          </table:table-cell>
          <table:table-cell office:value-type="float" office:value="11.423" calcext:value-type="float">
            <text:p>11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84" calcext:value-type="float">
            <text:p>9989.084</text:p>
          </table:table-cell>
          <table:table-cell office:value-type="float" office:value="10.916" calcext:value-type="float">
            <text:p>10.9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291" calcext:value-type="float">
            <text:p>9989.291</text:p>
          </table:table-cell>
          <table:table-cell office:value-type="float" office:value="10.709" calcext:value-type="float">
            <text:p>10.7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28" calcext:value-type="float">
            <text:p>9990.328</text:p>
          </table:table-cell>
          <table:table-cell office:value-type="float" office:value="9.672" calcext:value-type="float">
            <text:p>9.6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74" calcext:value-type="float">
            <text:p>9989.574</text:p>
          </table:table-cell>
          <table:table-cell office:value-type="float" office:value="10.426" calcext:value-type="float">
            <text:p>10.4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22" calcext:value-type="float">
            <text:p>9997.622</text:p>
          </table:table-cell>
          <table:table-cell office:value-type="float" office:value="2.378" calcext:value-type="float">
            <text:p>2.3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7" calcext:value-type="float">
            <text:p>9998.037</text:p>
          </table:table-cell>
          <table:table-cell office:value-type="float" office:value="1.963" calcext:value-type="float">
            <text:p>1.9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" calcext:value-type="float">
            <text:p>9998.27</text:p>
          </table:table-cell>
          <table:table-cell office:value-type="float" office:value="1.73" calcext:value-type="float">
            <text:p>1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44" calcext:value-type="float">
            <text:p>9991.844</text:p>
          </table:table-cell>
          <table:table-cell office:value-type="float" office:value="8.156" calcext:value-type="float">
            <text:p>8.1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99" calcext:value-type="float">
            <text:p>9997.599</text:p>
          </table:table-cell>
          <table:table-cell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82" calcext:value-type="float">
            <text:p>9995.182</text:p>
          </table:table-cell>
          <table:table-cell office:value-type="float" office:value="4.818" calcext:value-type="float">
            <text:p>4.8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05" calcext:value-type="float">
            <text:p>9994.505</text:p>
          </table:table-cell>
          <table:table-cell office:value-type="float" office:value="5.495" calcext:value-type="float">
            <text:p>5.4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" calcext:value-type="float">
            <text:p>9998.2</text:p>
          </table:table-cell>
          <table:table-cell office:value-type="float" office:value="1.8" calcext:value-type="float">
            <text:p>1.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84" calcext:value-type="float">
            <text:p>9998.084</text:p>
          </table:table-cell>
          <table:table-cell office:value-type="float" office:value="1.916" calcext:value-type="float">
            <text:p>1.9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31" calcext:value-type="float">
            <text:p>9991.531</text:p>
          </table:table-cell>
          <table:table-cell office:value-type="float" office:value="8.469" calcext:value-type="float">
            <text:p>8.4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91" calcext:value-type="float">
            <text:p>9993.391</text:p>
          </table:table-cell>
          <table:table-cell office:value-type="float" office:value="6.609" calcext:value-type="float">
            <text:p>6.6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06" calcext:value-type="float">
            <text:p>9997.506</text:p>
          </table:table-cell>
          <table:table-cell office:value-type="float" office:value="2.494" calcext:value-type="float">
            <text:p>2.4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83" calcext:value-type="float">
            <text:p>9988.783</text:p>
          </table:table-cell>
          <table:table-cell office:value-type="float" office:value="11.217" calcext:value-type="float">
            <text:p>11.2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62" calcext:value-type="float">
            <text:p>9989.062</text:p>
          </table:table-cell>
          <table:table-cell office:value-type="float" office:value="10.938" calcext:value-type="float">
            <text:p>10.9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62" calcext:value-type="float">
            <text:p>9989.062</text:p>
          </table:table-cell>
          <table:table-cell office:value-type="float" office:value="10.938" calcext:value-type="float">
            <text:p>10.9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81" calcext:value-type="float">
            <text:p>9995.481</text:p>
          </table:table-cell>
          <table:table-cell office:value-type="float" office:value="4.519" calcext:value-type="float">
            <text:p>4.5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2" calcext:value-type="float">
            <text:p>9994.02</text:p>
          </table:table-cell>
          <table:table-cell office:value-type="float" office:value="5.98" calcext:value-type="float">
            <text:p>5.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83" calcext:value-type="float">
            <text:p>9988.783</text:p>
          </table:table-cell>
          <table:table-cell office:value-type="float" office:value="11.217" calcext:value-type="float">
            <text:p>11.2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875" calcext:value-type="float">
            <text:p>9988.875</text:p>
          </table:table-cell>
          <table:table-cell office:value-type="float" office:value="11.125" calcext:value-type="float">
            <text:p>11.1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67" calcext:value-type="float">
            <text:p>9996.667</text:p>
          </table:table-cell>
          <table:table-cell office:value-type="float" office:value="3.333" calcext:value-type="float">
            <text:p>3.3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16" calcext:value-type="float">
            <text:p>9987.816</text:p>
          </table:table-cell>
          <table:table-cell office:value-type="float" office:value="12.184" calcext:value-type="float">
            <text:p>12.1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22" calcext:value-type="float">
            <text:p>9988.322</text:p>
          </table:table-cell>
          <table:table-cell office:value-type="float" office:value="11.678" calcext:value-type="float">
            <text:p>11.6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91" calcext:value-type="float">
            <text:p>9988.691</text:p>
          </table:table-cell>
          <table:table-cell office:value-type="float" office:value="11.309" calcext:value-type="float">
            <text:p>11.3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865" calcext:value-type="float">
            <text:p>9989.865</text:p>
          </table:table-cell>
          <table:table-cell office:value-type="float" office:value="10.135" calcext:value-type="float">
            <text:p>10.1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17" calcext:value-type="float">
            <text:p>9989.017</text:p>
          </table:table-cell>
          <table:table-cell office:value-type="float" office:value="10.983" calcext:value-type="float">
            <text:p>10.9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84" calcext:value-type="float">
            <text:p>9997.484</text:p>
          </table:table-cell>
          <table:table-cell office:value-type="float" office:value="2.516" calcext:value-type="float">
            <text:p>2.5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2" calcext:value-type="float">
            <text:p>9997.922</text:p>
          </table:table-cell>
          <table:table-cell office:value-type="float" office:value="2.078" calcext:value-type="float">
            <text:p>2.0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15" calcext:value-type="float">
            <text:p>9991.15</text:p>
          </table:table-cell>
          <table:table-cell office:value-type="float" office:value="8.85" calcext:value-type="float">
            <text:p>8.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84" calcext:value-type="float">
            <text:p>9997.484</text:p>
          </table:table-cell>
          <table:table-cell office:value-type="float" office:value="2.516" calcext:value-type="float">
            <text:p>2.5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81" calcext:value-type="float">
            <text:p>9994.881</text:p>
          </table:table-cell>
          <table:table-cell office:value-type="float" office:value="5.119" calcext:value-type="float">
            <text:p>5.1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17" calcext:value-type="float">
            <text:p>9994.017</text:p>
          </table:table-cell>
          <table:table-cell office:value-type="float" office:value="5.983" calcext:value-type="float">
            <text:p>5.9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84" calcext:value-type="float">
            <text:p>9998.084</text:p>
          </table:table-cell>
          <table:table-cell office:value-type="float" office:value="1.916" calcext:value-type="float">
            <text:p>1.9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68" calcext:value-type="float">
            <text:p>9997.968</text:p>
          </table:table-cell>
          <table:table-cell office:value-type="float" office:value="2.032" calcext:value-type="float">
            <text:p>2.0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04" calcext:value-type="float">
            <text:p>9990.904</text:p>
          </table:table-cell>
          <table:table-cell office:value-type="float" office:value="9.096" calcext:value-type="float">
            <text:p>9.0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35" calcext:value-type="float">
            <text:p>9992.835</text:p>
          </table:table-cell>
          <table:table-cell office:value-type="float" office:value="7.165" calcext:value-type="float">
            <text:p>7.1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29" calcext:value-type="float">
            <text:p>9997.229</text:p>
          </table:table-cell>
          <table:table-cell office:value-type="float" office:value="2.771" calcext:value-type="float">
            <text:p>2.7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021" calcext:value-type="float">
            <text:p>9988.021</text:p>
          </table:table-cell>
          <table:table-cell office:value-type="float" office:value="11.979" calcext:value-type="float">
            <text:p>11.9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" calcext:value-type="float">
            <text:p>9988.3</text:p>
          </table:table-cell>
          <table:table-cell office:value-type="float" office:value="11.7" calcext:value-type="float">
            <text:p>11.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" calcext:value-type="float">
            <text:p>9988.3</text:p>
          </table:table-cell>
          <table:table-cell office:value-type="float" office:value="11.7" calcext:value-type="float">
            <text:p>11.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33" calcext:value-type="float">
            <text:p>9995.133</text:p>
          </table:table-cell>
          <table:table-cell office:value-type="float" office:value="4.867" calcext:value-type="float">
            <text:p>4.8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34" calcext:value-type="float">
            <text:p>9993.534</text:p>
          </table:table-cell>
          <table:table-cell office:value-type="float" office:value="6.466" calcext:value-type="float">
            <text:p>6.4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021" calcext:value-type="float">
            <text:p>9988.021</text:p>
          </table:table-cell>
          <table:table-cell office:value-type="float" office:value="11.979" calcext:value-type="float">
            <text:p>11.9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113" calcext:value-type="float">
            <text:p>9988.113</text:p>
          </table:table-cell>
          <table:table-cell office:value-type="float" office:value="11.887" calcext:value-type="float">
            <text:p>11.8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82" calcext:value-type="float">
            <text:p>9996.482</text:p>
          </table:table-cell>
          <table:table-cell office:value-type="float" office:value="3.518" calcext:value-type="float">
            <text:p>3.5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54" calcext:value-type="float">
            <text:p>9987.054</text:p>
          </table:table-cell>
          <table:table-cell office:value-type="float" office:value="12.946" calcext:value-type="float">
            <text:p>12.9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61" calcext:value-type="float">
            <text:p>9987.561</text:p>
          </table:table-cell>
          <table:table-cell office:value-type="float" office:value="12.439" calcext:value-type="float">
            <text:p>12.4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29" calcext:value-type="float">
            <text:p>9987.929</text:p>
          </table:table-cell>
          <table:table-cell office:value-type="float" office:value="12.071" calcext:value-type="float">
            <text:p>12.0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56" calcext:value-type="float">
            <text:p>9989.356</text:p>
          </table:table-cell>
          <table:table-cell office:value-type="float" office:value="10.644" calcext:value-type="float">
            <text:p>10.6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437" calcext:value-type="float">
            <text:p>9988.437</text:p>
          </table:table-cell>
          <table:table-cell office:value-type="float" office:value="11.563" calcext:value-type="float">
            <text:p>11.5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5" calcext:value-type="float">
            <text:p>9997.345</text:p>
          </table:table-cell>
          <table:table-cell office:value-type="float" office:value="2.655" calcext:value-type="float">
            <text:p>2.6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6" calcext:value-type="float">
            <text:p>9997.806</text:p>
          </table:table-cell>
          <table:table-cell office:value-type="float" office:value="2.194" calcext:value-type="float">
            <text:p>2.1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63" calcext:value-type="float">
            <text:p>9990.663</text:p>
          </table:table-cell>
          <table:table-cell office:value-type="float" office:value="9.337" calcext:value-type="float">
            <text:p>9.3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68" calcext:value-type="float">
            <text:p>9997.368</text:p>
          </table:table-cell>
          <table:table-cell office:value-type="float" office:value="2.632" calcext:value-type="float">
            <text:p>2.6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79" calcext:value-type="float">
            <text:p>9994.579</text:p>
          </table:table-cell>
          <table:table-cell office:value-type="float" office:value="5.421" calcext:value-type="float">
            <text:p>5.4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3" calcext:value-type="float">
            <text:p>9993.53</text:p>
          </table:table-cell>
          <table:table-cell office:value-type="float" office:value="6.47" calcext:value-type="float">
            <text:p>6.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69" calcext:value-type="float">
            <text:p>9997.969</text:p>
          </table:table-cell>
          <table:table-cell office:value-type="float" office:value="2.031" calcext:value-type="float">
            <text:p>2.0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53" calcext:value-type="float">
            <text:p>9997.853</text:p>
          </table:table-cell>
          <table:table-cell office:value-type="float" office:value="2.147" calcext:value-type="float">
            <text:p>2.1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01" calcext:value-type="float">
            <text:p>9990.301</text:p>
          </table:table-cell>
          <table:table-cell office:value-type="float" office:value="9.699" calcext:value-type="float">
            <text:p>9.6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8" calcext:value-type="float">
            <text:p>9992.28</text:p>
          </table:table-cell>
          <table:table-cell office:value-type="float" office:value="7.72" calcext:value-type="float">
            <text:p>7.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2" calcext:value-type="float">
            <text:p>9996.952</text:p>
          </table:table-cell>
          <table:table-cell office:value-type="float" office:value="3.048" calcext:value-type="float">
            <text:p>3.0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26" calcext:value-type="float">
            <text:p>9987.26</text:p>
          </table:table-cell>
          <table:table-cell office:value-type="float" office:value="12.74" calcext:value-type="float">
            <text:p>12.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39" calcext:value-type="float">
            <text:p>9987.539</text:p>
          </table:table-cell>
          <table:table-cell office:value-type="float" office:value="12.461" calcext:value-type="float">
            <text:p>12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39" calcext:value-type="float">
            <text:p>9987.539</text:p>
          </table:table-cell>
          <table:table-cell office:value-type="float" office:value="12.461" calcext:value-type="float">
            <text:p>12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85" calcext:value-type="float">
            <text:p>9994.785</text:p>
          </table:table-cell>
          <table:table-cell office:value-type="float" office:value="5.215" calcext:value-type="float">
            <text:p>5.2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48" calcext:value-type="float">
            <text:p>9993.048</text:p>
          </table:table-cell>
          <table:table-cell office:value-type="float" office:value="6.952" calcext:value-type="float">
            <text:p>6.9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26" calcext:value-type="float">
            <text:p>9987.26</text:p>
          </table:table-cell>
          <table:table-cell office:value-type="float" office:value="12.74" calcext:value-type="float">
            <text:p>12.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352" calcext:value-type="float">
            <text:p>9987.352</text:p>
          </table:table-cell>
          <table:table-cell office:value-type="float" office:value="12.648" calcext:value-type="float">
            <text:p>12.6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2" calcext:value-type="float">
            <text:p>9996.32</text:p>
          </table:table-cell>
          <table:table-cell office:value-type="float" office:value="3.68" calcext:value-type="float">
            <text:p>3.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93" calcext:value-type="float">
            <text:p>9986.293</text:p>
          </table:table-cell>
          <table:table-cell office:value-type="float" office:value="13.707" calcext:value-type="float">
            <text:p>13.7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914" calcext:value-type="float">
            <text:p>9986.914</text:p>
          </table:table-cell>
          <table:table-cell office:value-type="float" office:value="13.086" calcext:value-type="float">
            <text:p>13.0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168" calcext:value-type="float">
            <text:p>9987.168</text:p>
          </table:table-cell>
          <table:table-cell office:value-type="float" office:value="12.832" calcext:value-type="float">
            <text:p>12.8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917" calcext:value-type="float">
            <text:p>9988.917</text:p>
          </table:table-cell>
          <table:table-cell office:value-type="float" office:value="11.083" calcext:value-type="float">
            <text:p>11.0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02" calcext:value-type="float">
            <text:p>9988.02</text:p>
          </table:table-cell>
          <table:table-cell office:value-type="float" office:value="11.98" calcext:value-type="float">
            <text:p>11.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68" calcext:value-type="float">
            <text:p>9997.068</text:p>
          </table:table-cell>
          <table:table-cell office:value-type="float" office:value="2.932" calcext:value-type="float">
            <text:p>2.9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21" calcext:value-type="float">
            <text:p>9997.621</text:p>
          </table:table-cell>
          <table:table-cell office:value-type="float" office:value="2.379" calcext:value-type="float">
            <text:p>2.3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62" calcext:value-type="float">
            <text:p>9990.362</text:p>
          </table:table-cell>
          <table:table-cell office:value-type="float" office:value="9.638" calcext:value-type="float">
            <text:p>9.6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91" calcext:value-type="float">
            <text:p>9997.091</text:p>
          </table:table-cell>
          <table:table-cell office:value-type="float" office:value="2.909" calcext:value-type="float">
            <text:p>2.9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63" calcext:value-type="float">
            <text:p>9994.163</text:p>
          </table:table-cell>
          <table:table-cell office:value-type="float" office:value="5.837" calcext:value-type="float">
            <text:p>5.8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06" calcext:value-type="float">
            <text:p>9993.206</text:p>
          </table:table-cell>
          <table:table-cell office:value-type="float" office:value="6.794" calcext:value-type="float">
            <text:p>6.7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3" calcext:value-type="float">
            <text:p>9997.83</text:p>
          </table:table-cell>
          <table:table-cell office:value-type="float" office:value="2.17" calcext:value-type="float">
            <text:p>2.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37" calcext:value-type="float">
            <text:p>9997.737</text:p>
          </table:table-cell>
          <table:table-cell office:value-type="float" office:value="2.263" calcext:value-type="float">
            <text:p>2.2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721" calcext:value-type="float">
            <text:p>9989.721</text:p>
          </table:table-cell>
          <table:table-cell office:value-type="float" office:value="10.279" calcext:value-type="float">
            <text:p>10.2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1" calcext:value-type="float">
            <text:p>9991.91</text:p>
          </table:table-cell>
          <table:table-cell office:value-type="float" office:value="8.09" calcext:value-type="float">
            <text:p>8.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21" calcext:value-type="float">
            <text:p>9996.421</text:p>
          </table:table-cell>
          <table:table-cell office:value-type="float" office:value="3.579" calcext:value-type="float">
            <text:p>3.5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567" calcext:value-type="float">
            <text:p>9986.567</text:p>
          </table:table-cell>
          <table:table-cell office:value-type="float" office:value="13.433" calcext:value-type="float">
            <text:p>13.4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939" calcext:value-type="float">
            <text:p>9986.939</text:p>
          </table:table-cell>
          <table:table-cell office:value-type="float" office:value="13.061" calcext:value-type="float">
            <text:p>13.0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939" calcext:value-type="float">
            <text:p>9986.939</text:p>
          </table:table-cell>
          <table:table-cell office:value-type="float" office:value="13.061" calcext:value-type="float">
            <text:p>13.0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37" calcext:value-type="float">
            <text:p>9994.437</text:p>
          </table:table-cell>
          <table:table-cell office:value-type="float" office:value="5.563" calcext:value-type="float">
            <text:p>5.5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4" calcext:value-type="float">
            <text:p>9992.54</text:p>
          </table:table-cell>
          <table:table-cell office:value-type="float" office:value="7.46" calcext:value-type="float">
            <text:p>7.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498" calcext:value-type="float">
            <text:p>9986.498</text:p>
          </table:table-cell>
          <table:table-cell office:value-type="float" office:value="13.502" calcext:value-type="float">
            <text:p>13.5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635" calcext:value-type="float">
            <text:p>9986.635</text:p>
          </table:table-cell>
          <table:table-cell office:value-type="float" office:value="13.365" calcext:value-type="float">
            <text:p>13.3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58" calcext:value-type="float">
            <text:p>9996.158</text:p>
          </table:table-cell>
          <table:table-cell office:value-type="float" office:value="3.842" calcext:value-type="float">
            <text:p>3.8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31" calcext:value-type="float">
            <text:p>9985.531</text:p>
          </table:table-cell>
          <table:table-cell office:value-type="float" office:value="14.469" calcext:value-type="float">
            <text:p>14.4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153" calcext:value-type="float">
            <text:p>9986.153</text:p>
          </table:table-cell>
          <table:table-cell office:value-type="float" office:value="13.847" calcext:value-type="float">
            <text:p>13.8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406" calcext:value-type="float">
            <text:p>9986.406</text:p>
          </table:table-cell>
          <table:table-cell office:value-type="float" office:value="13.594" calcext:value-type="float">
            <text:p>13.5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479" calcext:value-type="float">
            <text:p>9988.479</text:p>
          </table:table-cell>
          <table:table-cell office:value-type="float" office:value="11.521" calcext:value-type="float">
            <text:p>11.5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603" calcext:value-type="float">
            <text:p>9987.603</text:p>
          </table:table-cell>
          <table:table-cell office:value-type="float" office:value="12.397" calcext:value-type="float">
            <text:p>12.3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3" calcext:value-type="float">
            <text:p>9996.953</text:p>
          </table:table-cell>
          <table:table-cell office:value-type="float" office:value="3.047" calcext:value-type="float">
            <text:p>3.0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06" calcext:value-type="float">
            <text:p>9997.506</text:p>
          </table:table-cell>
          <table:table-cell office:value-type="float" office:value="2.494" calcext:value-type="float">
            <text:p>2.4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37" calcext:value-type="float">
            <text:p>9990.037</text:p>
          </table:table-cell>
          <table:table-cell office:value-type="float" office:value="9.963" calcext:value-type="float">
            <text:p>9.9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76" calcext:value-type="float">
            <text:p>9996.976</text:p>
          </table:table-cell>
          <table:table-cell office:value-type="float" office:value="3.024" calcext:value-type="float">
            <text:p>3.0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62" calcext:value-type="float">
            <text:p>9993.862</text:p>
          </table:table-cell>
          <table:table-cell office:value-type="float" office:value="6.138" calcext:value-type="float">
            <text:p>6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88" calcext:value-type="float">
            <text:p>9992.788</text:p>
          </table:table-cell>
          <table:table-cell office:value-type="float" office:value="7.212" calcext:value-type="float">
            <text:p>7.2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5" calcext:value-type="float">
            <text:p>9997.715</text:p>
          </table:table-cell>
          <table:table-cell office:value-type="float" office:value="2.285" calcext:value-type="float">
            <text:p>2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22" calcext:value-type="float">
            <text:p>9997.622</text:p>
          </table:table-cell>
          <table:table-cell office:value-type="float" office:value="2.378" calcext:value-type="float">
            <text:p>2.3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4" calcext:value-type="float">
            <text:p>9989.14</text:p>
          </table:table-cell>
          <table:table-cell office:value-type="float" office:value="10.86" calcext:value-type="float">
            <text:p>10.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85" calcext:value-type="float">
            <text:p>9991.285</text:p>
          </table:table-cell>
          <table:table-cell office:value-type="float" office:value="8.715" calcext:value-type="float">
            <text:p>8.7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82" calcext:value-type="float">
            <text:p>9995.982</text:p>
          </table:table-cell>
          <table:table-cell office:value-type="float" office:value="4.018" calcext:value-type="float">
            <text:p>4.0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805" calcext:value-type="float">
            <text:p>9985.805</text:p>
          </table:table-cell>
          <table:table-cell office:value-type="float" office:value="14.195" calcext:value-type="float">
            <text:p>14.1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177" calcext:value-type="float">
            <text:p>9986.177</text:p>
          </table:table-cell>
          <table:table-cell office:value-type="float" office:value="13.823" calcext:value-type="float">
            <text:p>13.8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177" calcext:value-type="float">
            <text:p>9986.177</text:p>
          </table:table-cell>
          <table:table-cell office:value-type="float" office:value="13.823" calcext:value-type="float">
            <text:p>13.8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43" calcext:value-type="float">
            <text:p>9994.043</text:p>
          </table:table-cell>
          <table:table-cell office:value-type="float" office:value="5.957" calcext:value-type="float">
            <text:p>5.9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62" calcext:value-type="float">
            <text:p>9991.962</text:p>
          </table:table-cell>
          <table:table-cell office:value-type="float" office:value="8.038" calcext:value-type="float">
            <text:p>8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759" calcext:value-type="float">
            <text:p>9985.759</text:p>
          </table:table-cell>
          <table:table-cell office:value-type="float" office:value="14.241" calcext:value-type="float">
            <text:p>14.2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874" calcext:value-type="float">
            <text:p>9985.874</text:p>
          </table:table-cell>
          <table:table-cell office:value-type="float" office:value="14.126" calcext:value-type="float">
            <text:p>14.1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73" calcext:value-type="float">
            <text:p>9995.973</text:p>
          </table:table-cell>
          <table:table-cell office:value-type="float" office:value="4.027" calcext:value-type="float">
            <text:p>4.0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77" calcext:value-type="float">
            <text:p>9984.77</text:p>
          </table:table-cell>
          <table:table-cell office:value-type="float" office:value="15.23" calcext:value-type="float">
            <text:p>15.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06" calcext:value-type="float">
            <text:p>9985.506</text:p>
          </table:table-cell>
          <table:table-cell office:value-type="float" office:value="14.494" calcext:value-type="float">
            <text:p>14.4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67" calcext:value-type="float">
            <text:p>9985.667</text:p>
          </table:table-cell>
          <table:table-cell office:value-type="float" office:value="14.333" calcext:value-type="float">
            <text:p>14.3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23" calcext:value-type="float">
            <text:p>9987.923</text:p>
          </table:table-cell>
          <table:table-cell office:value-type="float" office:value="12.077" calcext:value-type="float">
            <text:p>1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25" calcext:value-type="float">
            <text:p>9987.025</text:p>
          </table:table-cell>
          <table:table-cell office:value-type="float" office:value="12.975" calcext:value-type="float">
            <text:p>12.9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76" calcext:value-type="float">
            <text:p>9996.676</text:p>
          </table:table-cell>
          <table:table-cell office:value-type="float" office:value="3.324" calcext:value-type="float">
            <text:p>3.3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98" calcext:value-type="float">
            <text:p>9997.298</text:p>
          </table:table-cell>
          <table:table-cell office:value-type="float" office:value="2.702" calcext:value-type="float">
            <text:p>2.7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97" calcext:value-type="float">
            <text:p>9989.597</text:p>
          </table:table-cell>
          <table:table-cell office:value-type="float" office:value="10.403" calcext:value-type="float">
            <text:p>10.4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53" calcext:value-type="float">
            <text:p>9996.653</text:p>
          </table:table-cell>
          <table:table-cell office:value-type="float" office:value="3.347" calcext:value-type="float">
            <text:p>3.3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45" calcext:value-type="float">
            <text:p>9993.445</text:p>
          </table:table-cell>
          <table:table-cell office:value-type="float" office:value="6.555" calcext:value-type="float">
            <text:p>6.5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8" calcext:value-type="float">
            <text:p>9992.58</text:p>
          </table:table-cell>
          <table:table-cell office:value-type="float" office:value="7.42" calcext:value-type="float">
            <text:p>7.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" calcext:value-type="float">
            <text:p>9997.6</text:p>
          </table:table-cell>
          <table:table-cell office:value-type="float" office:value="2.4" calcext:value-type="float">
            <text:p>2.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" calcext:value-type="float">
            <text:p>9997.46</text:p>
          </table:table-cell>
          <table:table-cell office:value-type="float" office:value="2.54" calcext:value-type="float">
            <text:p>2.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53" calcext:value-type="float">
            <text:p>9988.653</text:p>
          </table:table-cell>
          <table:table-cell office:value-type="float" office:value="11.347" calcext:value-type="float">
            <text:p>11.3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23" calcext:value-type="float">
            <text:p>9990.823</text:p>
          </table:table-cell>
          <table:table-cell office:value-type="float" office:value="9.177" calcext:value-type="float">
            <text:p>9.1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12" calcext:value-type="float">
            <text:p>9995.612</text:p>
          </table:table-cell>
          <table:table-cell office:value-type="float" office:value="4.388" calcext:value-type="float">
            <text:p>4.3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112" calcext:value-type="float">
            <text:p>9985.112</text:p>
          </table:table-cell>
          <table:table-cell office:value-type="float" office:value="14.888" calcext:value-type="float">
            <text:p>14.8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77" calcext:value-type="float">
            <text:p>9985.577</text:p>
          </table:table-cell>
          <table:table-cell office:value-type="float" office:value="14.423" calcext:value-type="float">
            <text:p>14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77" calcext:value-type="float">
            <text:p>9985.577</text:p>
          </table:table-cell>
          <table:table-cell office:value-type="float" office:value="14.423" calcext:value-type="float">
            <text:p>14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42" calcext:value-type="float">
            <text:p>9993.742</text:p>
          </table:table-cell>
          <table:table-cell office:value-type="float" office:value="6.258" calcext:value-type="float">
            <text:p>6.2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45" calcext:value-type="float">
            <text:p>9991.545</text:p>
          </table:table-cell>
          <table:table-cell office:value-type="float" office:value="8.455" calcext:value-type="float">
            <text:p>8.4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019" calcext:value-type="float">
            <text:p>9985.019</text:p>
          </table:table-cell>
          <table:table-cell office:value-type="float" office:value="14.981" calcext:value-type="float">
            <text:p>14.9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158" calcext:value-type="float">
            <text:p>9985.158</text:p>
          </table:table-cell>
          <table:table-cell office:value-type="float" office:value="14.842" calcext:value-type="float">
            <text:p>14.8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65" calcext:value-type="float">
            <text:p>9995.765</text:p>
          </table:table-cell>
          <table:table-cell office:value-type="float" office:value="4.235" calcext:value-type="float">
            <text:p>4.2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008" calcext:value-type="float">
            <text:p>9984.008</text:p>
          </table:table-cell>
          <table:table-cell office:value-type="float" office:value="15.992" calcext:value-type="float">
            <text:p>15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86" calcext:value-type="float">
            <text:p>9984.86</text:p>
          </table:table-cell>
          <table:table-cell office:value-type="float" office:value="15.14" calcext:value-type="float">
            <text:p>15.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974" calcext:value-type="float">
            <text:p>9984.974</text:p>
          </table:table-cell>
          <table:table-cell office:value-type="float" office:value="15.026" calcext:value-type="float">
            <text:p>15.0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183" calcext:value-type="float">
            <text:p>9987.183</text:p>
          </table:table-cell>
          <table:table-cell office:value-type="float" office:value="12.817" calcext:value-type="float">
            <text:p>12.8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308" calcext:value-type="float">
            <text:p>9986.308</text:p>
          </table:table-cell>
          <table:table-cell office:value-type="float" office:value="13.692" calcext:value-type="float">
            <text:p>13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99" calcext:value-type="float">
            <text:p>9996.399</text:p>
          </table:table-cell>
          <table:table-cell office:value-type="float" office:value="3.601" calcext:value-type="float">
            <text:p>3.6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12" calcext:value-type="float">
            <text:p>9997.112</text:p>
          </table:table-cell>
          <table:table-cell office:value-type="float" office:value="2.888" calcext:value-type="float">
            <text:p>2.8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63" calcext:value-type="float">
            <text:p>9989.063</text:p>
          </table:table-cell>
          <table:table-cell office:value-type="float" office:value="10.937" calcext:value-type="float">
            <text:p>10.9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52" calcext:value-type="float">
            <text:p>9996.352</text:p>
          </table:table-cell>
          <table:table-cell office:value-type="float" office:value="3.648" calcext:value-type="float">
            <text:p>3.6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29" calcext:value-type="float">
            <text:p>9993.029</text:p>
          </table:table-cell>
          <table:table-cell office:value-type="float" office:value="6.971" calcext:value-type="float">
            <text:p>6.9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85" calcext:value-type="float">
            <text:p>9992.185</text:p>
          </table:table-cell>
          <table:table-cell office:value-type="float" office:value="7.815" calcext:value-type="float">
            <text:p>7.8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84" calcext:value-type="float">
            <text:p>9997.484</text:p>
          </table:table-cell>
          <table:table-cell office:value-type="float" office:value="2.516" calcext:value-type="float">
            <text:p>2.5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22" calcext:value-type="float">
            <text:p>9997.322</text:p>
          </table:table-cell>
          <table:table-cell office:value-type="float" office:value="2.678" calcext:value-type="float">
            <text:p>2.6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119" calcext:value-type="float">
            <text:p>9988.119</text:p>
          </table:table-cell>
          <table:table-cell office:value-type="float" office:value="11.881" calcext:value-type="float">
            <text:p>11.8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75" calcext:value-type="float">
            <text:p>9990.475</text:p>
          </table:table-cell>
          <table:table-cell office:value-type="float" office:value="9.525" calcext:value-type="float">
            <text:p>9.5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04" calcext:value-type="float">
            <text:p>9995.404</text:p>
          </table:table-cell>
          <table:table-cell office:value-type="float" office:value="4.596" calcext:value-type="float">
            <text:p>4.5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419" calcext:value-type="float">
            <text:p>9984.419</text:p>
          </table:table-cell>
          <table:table-cell office:value-type="float" office:value="15.581" calcext:value-type="float">
            <text:p>15.5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977" calcext:value-type="float">
            <text:p>9984.977</text:p>
          </table:table-cell>
          <table:table-cell office:value-type="float" office:value="15.023" calcext:value-type="float">
            <text:p>15.0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977" calcext:value-type="float">
            <text:p>9984.977</text:p>
          </table:table-cell>
          <table:table-cell office:value-type="float" office:value="15.023" calcext:value-type="float">
            <text:p>15.0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87" calcext:value-type="float">
            <text:p>9993.487</text:p>
          </table:table-cell>
          <table:table-cell office:value-type="float" office:value="6.513" calcext:value-type="float">
            <text:p>6.5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21" calcext:value-type="float">
            <text:p>9991.221</text:p>
          </table:table-cell>
          <table:table-cell office:value-type="float" office:value="8.779" calcext:value-type="float">
            <text:p>8.7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28" calcext:value-type="float">
            <text:p>9984.28</text:p>
          </table:table-cell>
          <table:table-cell office:value-type="float" office:value="15.72" calcext:value-type="float">
            <text:p>15.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442" calcext:value-type="float">
            <text:p>9984.442</text:p>
          </table:table-cell>
          <table:table-cell office:value-type="float" office:value="15.558" calcext:value-type="float">
            <text:p>15.5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56" calcext:value-type="float">
            <text:p>9995.556</text:p>
          </table:table-cell>
          <table:table-cell office:value-type="float" office:value="4.444" calcext:value-type="float">
            <text:p>4.4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246" calcext:value-type="float">
            <text:p>9983.246</text:p>
          </table:table-cell>
          <table:table-cell office:value-type="float" office:value="16.754" calcext:value-type="float">
            <text:p>16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098" calcext:value-type="float">
            <text:p>9984.098</text:p>
          </table:table-cell>
          <table:table-cell office:value-type="float" office:value="15.902" calcext:value-type="float">
            <text:p>15.9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212" calcext:value-type="float">
            <text:p>9984.212</text:p>
          </table:table-cell>
          <table:table-cell office:value-type="float" office:value="15.788" calcext:value-type="float">
            <text:p>15.7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606" calcext:value-type="float">
            <text:p>9986.606</text:p>
          </table:table-cell>
          <table:table-cell office:value-type="float" office:value="13.394" calcext:value-type="float">
            <text:p>13.3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89" calcext:value-type="float">
            <text:p>9985.589</text:p>
          </table:table-cell>
          <table:table-cell office:value-type="float" office:value="14.411" calcext:value-type="float">
            <text:p>14.4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84" calcext:value-type="float">
            <text:p>9996.284</text:p>
          </table:table-cell>
          <table:table-cell office:value-type="float" office:value="3.716" calcext:value-type="float">
            <text:p>3.7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97" calcext:value-type="float">
            <text:p>9996.997</text:p>
          </table:table-cell>
          <table:table-cell office:value-type="float" office:value="3.003" calcext:value-type="float">
            <text:p>3.0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414" calcext:value-type="float">
            <text:p>9988.414</text:p>
          </table:table-cell>
          <table:table-cell office:value-type="float" office:value="11.586" calcext:value-type="float">
            <text:p>11.5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37" calcext:value-type="float">
            <text:p>9996.237</text:p>
          </table:table-cell>
          <table:table-cell office:value-type="float" office:value="3.763" calcext:value-type="float">
            <text:p>3.7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74" calcext:value-type="float">
            <text:p>9992.774</text:p>
          </table:table-cell>
          <table:table-cell office:value-type="float" office:value="7.226" calcext:value-type="float">
            <text:p>7.2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38" calcext:value-type="float">
            <text:p>9991.838</text:p>
          </table:table-cell>
          <table:table-cell office:value-type="float" office:value="8.162" calcext:value-type="float">
            <text:p>8.1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69" calcext:value-type="float">
            <text:p>9997.369</text:p>
          </table:table-cell>
          <table:table-cell office:value-type="float" office:value="2.631" calcext:value-type="float">
            <text:p>2.6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06" calcext:value-type="float">
            <text:p>9997.206</text:p>
          </table:table-cell>
          <table:table-cell office:value-type="float" office:value="2.794" calcext:value-type="float">
            <text:p>2.7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39" calcext:value-type="float">
            <text:p>9987.539</text:p>
          </table:table-cell>
          <table:table-cell office:value-type="float" office:value="12.461" calcext:value-type="float">
            <text:p>12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988" calcext:value-type="float">
            <text:p>9989.988</text:p>
          </table:table-cell>
          <table:table-cell office:value-type="float" office:value="10.012" calcext:value-type="float">
            <text:p>10.0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89" calcext:value-type="float">
            <text:p>9995.289</text:p>
          </table:table-cell>
          <table:table-cell office:value-type="float" office:value="4.711" calcext:value-type="float">
            <text:p>4.7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658" calcext:value-type="float">
            <text:p>9983.658</text:p>
          </table:table-cell>
          <table:table-cell office:value-type="float" office:value="16.342" calcext:value-type="float">
            <text:p>16.3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216" calcext:value-type="float">
            <text:p>9984.216</text:p>
          </table:table-cell>
          <table:table-cell office:value-type="float" office:value="15.784" calcext:value-type="float">
            <text:p>15.7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216" calcext:value-type="float">
            <text:p>9984.216</text:p>
          </table:table-cell>
          <table:table-cell office:value-type="float" office:value="15.784" calcext:value-type="float">
            <text:p>15.7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86" calcext:value-type="float">
            <text:p>9993.186</text:p>
          </table:table-cell>
          <table:table-cell office:value-type="float" office:value="6.814" calcext:value-type="float">
            <text:p>6.8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27" calcext:value-type="float">
            <text:p>9990.827</text:p>
          </table:table-cell>
          <table:table-cell office:value-type="float" office:value="9.173" calcext:value-type="float">
            <text:p>9.1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518" calcext:value-type="float">
            <text:p>9983.518</text:p>
          </table:table-cell>
          <table:table-cell office:value-type="float" office:value="16.482" calcext:value-type="float">
            <text:p>16.4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68" calcext:value-type="float">
            <text:p>9983.68</text:p>
          </table:table-cell>
          <table:table-cell office:value-type="float" office:value="16.32" calcext:value-type="float">
            <text:p>16.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01" calcext:value-type="float">
            <text:p>9995.301</text:p>
          </table:table-cell>
          <table:table-cell office:value-type="float" office:value="4.699" calcext:value-type="float">
            <text:p>4.6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485" calcext:value-type="float">
            <text:p>9982.485</text:p>
          </table:table-cell>
          <table:table-cell office:value-type="float" office:value="17.515" calcext:value-type="float">
            <text:p>17.5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452" calcext:value-type="float">
            <text:p>9983.452</text:p>
          </table:table-cell>
          <table:table-cell office:value-type="float" office:value="16.548" calcext:value-type="float">
            <text:p>16.5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451" calcext:value-type="float">
            <text:p>9983.451</text:p>
          </table:table-cell>
          <table:table-cell office:value-type="float" office:value="16.549" calcext:value-type="float">
            <text:p>16.5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889" calcext:value-type="float">
            <text:p>9985.889</text:p>
          </table:table-cell>
          <table:table-cell office:value-type="float" office:value="14.111" calcext:value-type="float">
            <text:p>14.1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85" calcext:value-type="float">
            <text:p>9984.85</text:p>
          </table:table-cell>
          <table:table-cell office:value-type="float" office:value="15.15" calcext:value-type="float">
            <text:p>15.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07" calcext:value-type="float">
            <text:p>9996.007</text:p>
          </table:table-cell>
          <table:table-cell office:value-type="float" office:value="3.993" calcext:value-type="float">
            <text:p>3.9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12" calcext:value-type="float">
            <text:p>9996.812</text:p>
          </table:table-cell>
          <table:table-cell office:value-type="float" office:value="3.188" calcext:value-type="float">
            <text:p>3.1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7" calcext:value-type="float">
            <text:p>9997.347</text:p>
          </table:table-cell>
          <table:table-cell office:value-type="float" office:value="2.653" calcext:value-type="float">
            <text:p>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8" calcext:value-type="float">
            <text:p>9987.88</text:p>
          </table:table-cell>
          <table:table-cell office:value-type="float" office:value="12.12" calcext:value-type="float">
            <text:p>12.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6" calcext:value-type="float">
            <text:p>9995.96</text:p>
          </table:table-cell>
          <table:table-cell office:value-type="float" office:value="4.04" calcext:value-type="float">
            <text:p>4.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58" calcext:value-type="float">
            <text:p>9992.358</text:p>
          </table:table-cell>
          <table:table-cell office:value-type="float" office:value="7.642" calcext:value-type="float">
            <text:p>7.6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6" calcext:value-type="float">
            <text:p>9991.56</text:p>
          </table:table-cell>
          <table:table-cell office:value-type="float" office:value="8.44" calcext:value-type="float">
            <text:p>8.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54" calcext:value-type="float">
            <text:p>9997.254</text:p>
          </table:table-cell>
          <table:table-cell office:value-type="float" office:value="2.746" calcext:value-type="float">
            <text:p>2.7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91" calcext:value-type="float">
            <text:p>9997.091</text:p>
          </table:table-cell>
          <table:table-cell office:value-type="float" office:value="2.909" calcext:value-type="float">
            <text:p>2.9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06" calcext:value-type="float">
            <text:p>9987.006</text:p>
          </table:table-cell>
          <table:table-cell office:value-type="float" office:value="12.994" calcext:value-type="float">
            <text:p>12.9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71" calcext:value-type="float">
            <text:p>9989.71</text:p>
          </table:table-cell>
          <table:table-cell office:value-type="float" office:value="10.29" calcext:value-type="float">
            <text:p>10.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8" calcext:value-type="float">
            <text:p>9995.08</text:p>
          </table:table-cell>
          <table:table-cell office:value-type="float" office:value="4.92" calcext:value-type="float">
            <text:p>4.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965" calcext:value-type="float">
            <text:p>9982.965</text:p>
          </table:table-cell>
          <table:table-cell office:value-type="float" office:value="17.035" calcext:value-type="float">
            <text:p>17.0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616" calcext:value-type="float">
            <text:p>9983.616</text:p>
          </table:table-cell>
          <table:table-cell office:value-type="float" office:value="16.384" calcext:value-type="float">
            <text:p>16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616" calcext:value-type="float">
            <text:p>9983.616</text:p>
          </table:table-cell>
          <table:table-cell office:value-type="float" office:value="16.384" calcext:value-type="float">
            <text:p>16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31" calcext:value-type="float">
            <text:p>9992.931</text:p>
          </table:table-cell>
          <table:table-cell office:value-type="float" office:value="7.069" calcext:value-type="float">
            <text:p>7.0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502" calcext:value-type="float">
            <text:p>9990.502</text:p>
          </table:table-cell>
          <table:table-cell office:value-type="float" office:value="9.498" calcext:value-type="float">
            <text:p>9.4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779" calcext:value-type="float">
            <text:p>9982.779</text:p>
          </table:table-cell>
          <table:table-cell office:value-type="float" office:value="17.221" calcext:value-type="float">
            <text:p>17.2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964" calcext:value-type="float">
            <text:p>9982.964</text:p>
          </table:table-cell>
          <table:table-cell office:value-type="float" office:value="17.036" calcext:value-type="float">
            <text:p>17.0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16" calcext:value-type="float">
            <text:p>9995.116</text:p>
          </table:table-cell>
          <table:table-cell office:value-type="float" office:value="4.884" calcext:value-type="float">
            <text:p>4.8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723" calcext:value-type="float">
            <text:p>9981.723</text:p>
          </table:table-cell>
          <table:table-cell office:value-type="float" office:value="18.277" calcext:value-type="float">
            <text:p>18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69" calcext:value-type="float">
            <text:p>9982.69</text:p>
          </table:table-cell>
          <table:table-cell office:value-type="float" office:value="17.31" calcext:value-type="float">
            <text:p>17.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689" calcext:value-type="float">
            <text:p>9982.689</text:p>
          </table:table-cell>
          <table:table-cell office:value-type="float" office:value="17.311" calcext:value-type="float">
            <text:p>17.3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288" calcext:value-type="float">
            <text:p>9985.288</text:p>
          </table:table-cell>
          <table:table-cell office:value-type="float" office:value="14.712" calcext:value-type="float">
            <text:p>14.7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294" calcext:value-type="float">
            <text:p>9984.294</text:p>
          </table:table-cell>
          <table:table-cell office:value-type="float" office:value="15.706" calcext:value-type="float">
            <text:p>15.7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91" calcext:value-type="float">
            <text:p>9995.891</text:p>
          </table:table-cell>
          <table:table-cell office:value-type="float" office:value="4.109" calcext:value-type="float">
            <text:p>4.1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97" calcext:value-type="float">
            <text:p>9996.697</text:p>
          </table:table-cell>
          <table:table-cell office:value-type="float" office:value="3.303" calcext:value-type="float">
            <text:p>3.3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347" calcext:value-type="float">
            <text:p>9987.347</text:p>
          </table:table-cell>
          <table:table-cell office:value-type="float" office:value="12.653" calcext:value-type="float">
            <text:p>1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45" calcext:value-type="float">
            <text:p>9995.845</text:p>
          </table:table-cell>
          <table:table-cell office:value-type="float" office:value="4.155" calcext:value-type="float">
            <text:p>4.1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57" calcext:value-type="float">
            <text:p>9992.057</text:p>
          </table:table-cell>
          <table:table-cell office:value-type="float" office:value="7.943" calcext:value-type="float">
            <text:p>7.9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35" calcext:value-type="float">
            <text:p>9991.235</text:p>
          </table:table-cell>
          <table:table-cell office:value-type="float" office:value="8.765" calcext:value-type="float">
            <text:p>8.7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38" calcext:value-type="float">
            <text:p>9997.138</text:p>
          </table:table-cell>
          <table:table-cell office:value-type="float" office:value="2.862" calcext:value-type="float">
            <text:p>2.8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76" calcext:value-type="float">
            <text:p>9996.976</text:p>
          </table:table-cell>
          <table:table-cell office:value-type="float" office:value="3.024" calcext:value-type="float">
            <text:p>3.0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425" calcext:value-type="float">
            <text:p>9986.425</text:p>
          </table:table-cell>
          <table:table-cell office:value-type="float" office:value="13.575" calcext:value-type="float">
            <text:p>13.5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54" calcext:value-type="float">
            <text:p>9989.154</text:p>
          </table:table-cell>
          <table:table-cell office:value-type="float" office:value="10.846" calcext:value-type="float">
            <text:p>10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04" calcext:value-type="float">
            <text:p>9994.804</text:p>
          </table:table-cell>
          <table:table-cell office:value-type="float" office:value="5.196" calcext:value-type="float">
            <text:p>5.1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203" calcext:value-type="float">
            <text:p>9982.203</text:p>
          </table:table-cell>
          <table:table-cell office:value-type="float" office:value="17.797" calcext:value-type="float">
            <text:p>17.7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854" calcext:value-type="float">
            <text:p>9982.854</text:p>
          </table:table-cell>
          <table:table-cell office:value-type="float" office:value="17.146" calcext:value-type="float">
            <text:p>17.1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854" calcext:value-type="float">
            <text:p>9982.854</text:p>
          </table:table-cell>
          <table:table-cell office:value-type="float" office:value="17.146" calcext:value-type="float">
            <text:p>17.1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83" calcext:value-type="float">
            <text:p>9992.583</text:p>
          </table:table-cell>
          <table:table-cell office:value-type="float" office:value="7.417" calcext:value-type="float">
            <text:p>7.4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16" calcext:value-type="float">
            <text:p>9990.016</text:p>
          </table:table-cell>
          <table:table-cell office:value-type="float" office:value="9.984" calcext:value-type="float">
            <text:p>9.9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018" calcext:value-type="float">
            <text:p>9982.018</text:p>
          </table:table-cell>
          <table:table-cell office:value-type="float" office:value="17.982" calcext:value-type="float">
            <text:p>17.9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202" calcext:value-type="float">
            <text:p>9982.202</text:p>
          </table:table-cell>
          <table:table-cell office:value-type="float" office:value="17.798" calcext:value-type="float">
            <text:p>17.7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formula="of:=SUM([.H577:.H601])" office:value-type="float" office:value="272.67" calcext:value-type="float">
            <text:p>272.67</text:p>
          </table:table-cell>
          <table:table-cell table:number-columns-repeated="2"/>
          <table:table-cell table:formula="of:=[.H603]/25" office:value-type="float" office:value="10.9068" calcext:value-type="float">
            <text:p>10.90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5T16:44:11.422542288</dc:date>
    <meta:editing-duration>PT1M1S</meta:editing-duration>
    <meta:editing-cycles>1</meta:editing-cycles>
    <meta:document-statistic meta:table-count="1" meta:cell-count="5411" meta:object-count="0"/>
    <meta:generator>LibreOffice/24.2.7.2$Linux_X86_64 LibreOffice_project/420$Build-2</meta:generator>
  </office:meta>
</office:document-meta>
</file>